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333333"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svg:stroke-color="#dddddd" draw:fill-color="#dddddd" draw:textarea-horizontal-align="justify" draw:textarea-vertical-align="middle" draw:auto-grow-height="false" fo:min-height="13.15cm" fo:min-width="22.63cm"/>
    </style:style>
    <style:style style:name="gr3" style:family="graphic" style:parent-style-name="standard">
      <style:graphic-properties svg:stroke-color="#666666" draw:fill-color="#666666" draw:textarea-horizontal-align="justify" draw:textarea-vertical-align="middle" draw:auto-grow-height="false" fo:min-height="2.15cm" fo:min-width="4.1cm"/>
    </style:style>
    <style:style style:name="gr4" style:family="graphic" style:parent-style-name="standard">
      <style:graphic-properties svg:stroke-color="#b2b2b2" draw:fill-color="#b2b2b2" draw:textarea-horizontal-align="justify" draw:textarea-vertical-align="middle" draw:auto-grow-height="false" fo:min-height="2.15cm" fo:min-width="4.1cm"/>
    </style:style>
    <style:style style:name="gr5"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6" style:family="graphic" style:parent-style-name="standard">
      <style:graphic-properties draw:textarea-horizontal-align="justify" draw:textarea-vertical-align="middle" draw:auto-grow-height="false" fo:min-height="1.602cm" fo:min-width="2.464cm" fo:wrap-option="no-wrap"/>
    </style:style>
    <style:style style:name="gr7" style:family="graphic" style:parent-style-name="objectwithoutfill">
      <style:graphic-properties draw:fill="none" draw:textarea-vertical-align="middle"/>
    </style:style>
    <style:style style:name="gr8"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3.901cm" fo:padding-top="0.125cm" fo:padding-bottom="0.125cm" fo:padding-left="0.25cm" fo:padding-right="0.25cm" fo:wrap-option="wrap" draw:shadow="visible" draw:shadow-offset-x="0cm" draw:shadow-offset-y="0.064cm" draw:shadow-color="#000000" draw:shadow-opacity="35%"/>
    </style:style>
    <style:style style:name="gr9"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3.395cm" fo:padding-top="0.125cm" fo:padding-bottom="0.125cm" fo:padding-left="0.25cm" fo:padding-right="0.25cm" fo:wrap-option="wrap" draw:shadow="visible" draw:shadow-offset-x="0cm" draw:shadow-offset-y="0.064cm" draw:shadow-color="#000000" draw:shadow-opacity="35%"/>
    </style:style>
    <style:style style:name="gr10"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3.353cm" fo:padding-top="0.125cm" fo:padding-bottom="0.125cm" fo:padding-left="0.25cm" fo:padding-right="0.25cm" fo:wrap-option="wrap" draw:shadow="visible" draw:shadow-offset-x="0cm" draw:shadow-offset-y="0.064cm" draw:shadow-color="#000000" draw:shadow-opacity="35%"/>
    </style:style>
    <style:style style:name="gr11"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1.689cm" fo:padding-top="0.125cm" fo:padding-bottom="0.125cm" fo:padding-left="0.25cm" fo:padding-right="0.25cm" fo:wrap-option="wrap" draw:shadow="visible" draw:shadow-offset-x="0cm" draw:shadow-offset-y="0.064cm" draw:shadow-color="#000000" draw:shadow-opacity="35%"/>
    </style:style>
    <style:style style:name="gr1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4a7ebb"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solid" svg:stroke-width="0.026cm" svg:stroke-color="#000000" draw:marker-end="msArrowEnd_20_5" draw:marker-end-width="0.21cm" draw:marker-end-center="false" draw:fill="none" draw:textarea-vertical-align="top" draw:auto-grow-height="false" fo:min-height="0cm" fo:min-width="5.976cm" fo:padding-top="0.125cm" fo:padding-bottom="0.125cm" fo:padding-left="0.25cm" fo:padding-right="0.25cm" fo:wrap-option="wrap"/>
    </style:style>
    <style:style style:name="gr15" style:family="graphic" style:parent-style-name="standard" style:list-style-name="L3">
      <style:graphic-properties draw:stroke="solid" svg:stroke-width="0.071cm" svg:stroke-color="#3a5f8b" draw:fill="solid" draw:fill-color="#ff0000" draw:textarea-vertical-align="middle" draw:auto-grow-height="false" draw:fit-to-size="false" style:shrink-to-fit="false" fo:min-height="0.776cm" fo:min-width="1.431cm" fo:padding-top="0.125cm" fo:padding-bottom="0.125cm" fo:padding-left="0.25cm" fo:padding-right="0.25cm" fo:wrap-option="wrap"/>
    </style:style>
    <style:style style:name="gr16"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2.73cm" fo:padding-top="0.125cm" fo:padding-bottom="0.125cm" fo:padding-left="0.25cm" fo:padding-right="0.25cm" fo:wrap-option="wrap" draw:shadow="visible" draw:shadow-offset-x="0cm" draw:shadow-offset-y="0.064cm" draw:shadow-color="#000000" draw:shadow-opacity="35%"/>
    </style:style>
    <style:style style:name="gr1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8" style:family="graphic" style:parent-style-name="standard">
      <style:graphic-properties draw:stroke="solid" svg:stroke-width="0.026cm" svg:stroke-color="#c0504d" draw:marker-end="msArrowEnd_20_5" draw:marker-end-width="0.21cm" draw:marker-end-center="false" draw:fill="none" draw:textarea-vertical-align="top" draw:auto-grow-height="false" fo:min-height="0cm" fo:min-width="3.941cm" fo:padding-top="0.125cm" fo:padding-bottom="0.125cm" fo:padding-left="0.25cm" fo:padding-right="0.25cm" fo:wrap-option="wrap"/>
    </style:style>
    <style:style style:name="gr19" style:family="graphic" style:parent-style-name="standard">
      <style:graphic-properties draw:stroke="solid" svg:stroke-width="0.026cm" svg:stroke-color="#000000" draw:marker-end="msArrowEnd_20_5" draw:marker-end-width="0.21cm" draw:marker-end-center="false" draw:fill="none" draw:textarea-vertical-align="top" draw:auto-grow-height="false" fo:min-height="0cm" fo:min-width="8.8cm" fo:padding-top="0.125cm" fo:padding-bottom="0.125cm" fo:padding-left="0.25cm" fo:padding-right="0.25cm" fo:wrap-option="wrap"/>
    </style:style>
    <style:style style:name="gr20" style:family="graphic" style:parent-style-name="standard">
      <style:graphic-properties draw:stroke="solid" svg:stroke-width="0.026cm" svg:stroke-color="#c0504d" draw:marker-end="msArrowEnd_20_5" draw:marker-end-width="0.21cm" draw:marker-end-center="false" draw:fill="none" draw:textarea-vertical-align="top" draw:auto-grow-height="false" fo:min-height="0cm" fo:min-width="3.854cm" fo:padding-top="0.125cm" fo:padding-bottom="0.125cm" fo:padding-left="0.25cm" fo:padding-right="0.25cm" fo:wrap-option="wrap"/>
    </style:style>
    <style:style style:name="gr2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2" style:family="graphic" style:parent-style-name="standard">
      <style:graphic-properties draw:stroke="solid" svg:stroke-width="0.026cm" svg:stroke-color="#000000" draw:marker-end="msArrowEnd_20_5" draw:marker-end-width="0.21cm" draw:marker-end-center="false" draw:fill="none" draw:textarea-vertical-align="top" draw:auto-grow-height="false" fo:min-height="0cm" fo:min-width="4.153cm" fo:padding-top="0.125cm" fo:padding-bottom="0.125cm" fo:padding-left="0.25cm" fo:padding-right="0.25cm" fo:wrap-option="wrap"/>
    </style:style>
    <style:style style:name="gr2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8"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3.701cm" fo:padding-top="0.125cm" fo:padding-bottom="0.125cm" fo:padding-left="0.25cm" fo:padding-right="0.25cm" fo:wrap-option="wrap" draw:shadow="visible" draw:shadow-offset-x="0cm" draw:shadow-offset-y="0.064cm" draw:shadow-color="#000000" draw:shadow-opacity="35%"/>
    </style:style>
    <style:style style:name="gr29" style:family="graphic" style:parent-style-name="standard">
      <style:graphic-properties draw:stroke="solid" svg:stroke-width="0.026cm" svg:stroke-color="#4a7ebb" draw:fill="gradient" draw:fill-gradient-name="Gradient_20_2" draw:textarea-vertical-align="middle" draw:auto-grow-height="false" draw:fit-to-size="false" style:shrink-to-fit="false" fo:min-height="1.784cm" fo:min-width="3.475cm" fo:padding-top="0.125cm" fo:padding-bottom="0.125cm" fo:padding-left="0.25cm" fo:padding-right="0.25cm" fo:wrap-option="wrap" draw:shadow="visible" draw:shadow-offset-x="0cm" draw:shadow-offset-y="0.064cm" draw:shadow-color="#000000" draw:shadow-opacity="35%"/>
    </style:style>
    <style:style style:name="gr30" style:family="graphic" style:parent-style-name="standard">
      <style:graphic-properties draw:stroke="solid" svg:stroke-width="0.026cm" svg:stroke-color="#4a7ebb" draw:fill="gradient" draw:fill-gradient-name="Gradient_20_2"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3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2" style:family="graphic" style:parent-style-name="standard">
      <style:graphic-properties draw:stroke="solid" svg:stroke-width="0.026cm" svg:stroke-color="#000000" draw:marker-end="msArrowEnd_20_5" draw:marker-end-width="0.21cm" draw:marker-end-center="false" draw:fill="none" draw:textarea-vertical-align="top" draw:auto-grow-height="false" fo:min-height="0cm" fo:min-width="5.977cm" fo:padding-top="0.125cm" fo:padding-bottom="0.125cm" fo:padding-left="0.25cm" fo:padding-right="0.25cm" fo:wrap-option="wrap"/>
    </style:style>
    <style:style style:name="gr33" style:family="graphic" style:parent-style-name="standard">
      <style:graphic-properties draw:stroke="solid" svg:stroke-width="0.071cm" svg:stroke-color="#3a5f8b" draw:fill="solid" draw:fill-color="#ff0000" draw:textarea-vertical-align="middle" draw:auto-grow-height="false" draw:fit-to-size="false" style:shrink-to-fit="false" fo:min-height="0cm" fo:min-width="0cm" fo:padding-top="0.125cm" fo:padding-bottom="0.125cm" fo:padding-left="0.25cm" fo:padding-right="0.25cm" fo:wrap-option="wrap"/>
    </style:style>
    <style:style style:name="gr34" style:family="graphic" style:parent-style-name="standard">
      <style:graphic-properties draw:stroke="solid" svg:stroke-width="0.026cm" svg:stroke-color="#4a7ebb" draw:fill="gradient" draw:fill-gradient-name="Gradient_20_2" draw:textarea-vertical-align="middle" draw:auto-grow-height="false" draw:fit-to-size="false" style:shrink-to-fit="false" fo:min-height="1.784cm" fo:min-width="2.458cm" fo:padding-top="0.125cm" fo:padding-bottom="0.125cm" fo:padding-left="0.25cm" fo:padding-right="0.25cm" fo:wrap-option="wrap" draw:shadow="visible" draw:shadow-offset-x="0cm" draw:shadow-offset-y="0.064cm" draw:shadow-color="#000000" draw:shadow-opacity="35%"/>
    </style:style>
    <style:style style:name="gr3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graphic-properties draw:stroke="solid" svg:stroke-width="0.026cm" svg:stroke-color="#c0504d" draw:marker-end="msArrowEnd_20_5" draw:marker-end-width="0.21cm" draw:marker-end-center="false" draw:fill="none" draw:textarea-vertical-align="top" draw:auto-grow-height="false" fo:min-height="0cm" fo:min-width="4.063cm" fo:padding-top="0.125cm" fo:padding-bottom="0.125cm" fo:padding-left="0.25cm" fo:padding-right="0.25cm" fo:wrap-option="wrap"/>
    </style:style>
    <style:style style:name="gr37" style:family="graphic" style:parent-style-name="standard">
      <style:graphic-properties draw:stroke="solid" svg:stroke-width="0.026cm" svg:stroke-color="#000000" draw:marker-end="msArrowEnd_20_5" draw:marker-end-width="0.21cm" draw:marker-end-center="false" draw:fill="none" draw:textarea-vertical-align="top" draw:auto-grow-height="false" fo:min-height="0cm" fo:min-width="8.874cm" fo:padding-top="0.125cm" fo:padding-bottom="0.125cm" fo:padding-left="0.25cm" fo:padding-right="0.25cm" fo:wrap-option="wrap"/>
    </style:style>
    <style:style style:name="gr38" style:family="graphic" style:parent-style-name="standard">
      <style:graphic-properties draw:stroke="solid" svg:stroke-width="0.026cm" svg:stroke-color="#000000" draw:marker-end="msArrowEnd_20_5" draw:marker-end-width="0.21cm" draw:marker-end-center="false" draw:fill="none" draw:textarea-vertical-align="top" draw:auto-grow-height="false" fo:min-height="0cm" fo:min-width="8.894cm" fo:padding-top="0.125cm" fo:padding-bottom="0.125cm" fo:padding-left="0.25cm" fo:padding-right="0.25cm" fo:wrap-option="wrap"/>
    </style:style>
    <style:style style:name="gr39" style:family="graphic" style:parent-style-name="standard">
      <style:graphic-properties draw:stroke="solid" svg:stroke-width="0.026cm" svg:stroke-color="#c0504d" draw:marker-end="msArrowEnd_20_5" draw:marker-end-width="0.21cm" draw:marker-end-center="false" draw:fill="none" draw:textarea-vertical-align="top" draw:auto-grow-height="false" fo:min-height="0cm" fo:min-width="4.028cm" fo:padding-top="0.125cm" fo:padding-bottom="0.125cm" fo:padding-left="0.25cm" fo:padding-right="0.25cm" fo:wrap-option="wrap"/>
    </style:style>
    <style:style style:name="gr40" style:family="graphic" style:parent-style-name="standard">
      <style:graphic-properties draw:stroke="solid" svg:stroke-width="0.026cm" svg:stroke-color="#000000" draw:marker-end="msArrowEnd_20_5" draw:marker-end-width="0.21cm" draw:marker-end-center="false" draw:fill="none" draw:textarea-vertical-align="top" draw:auto-grow-height="false" fo:min-height="0cm" fo:min-width="5.94cm" fo:padding-top="0.125cm" fo:padding-bottom="0.125cm" fo:padding-left="0.25cm" fo:padding-right="0.25cm" fo:wrap-option="wrap"/>
    </style:style>
    <style:style style:name="gr4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4" style:family="graphic" style:parent-style-name="standard">
      <style:graphic-properties draw:stroke="solid" svg:stroke-width="0.026cm" svg:stroke-color="#000000" draw:marker-end="msArrowEnd_20_5" draw:marker-end-width="0.21cm" draw:marker-end-center="false" draw:fill="none" draw:textarea-vertical-align="top" draw:auto-grow-height="false" fo:min-height="0cm" fo:min-width="4.151cm" fo:padding-top="0.125cm" fo:padding-bottom="0.125cm" fo:padding-left="0.25cm" fo:padding-right="0.25cm" fo:wrap-option="wrap"/>
    </style:style>
    <style:style style:name="gr4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6" style:family="graphic" style:parent-style-name="standard">
      <style:graphic-properties draw:stroke="solid" svg:stroke-width="0.026cm" svg:stroke-color="#000000" draw:marker-end="msArrowEnd_20_5" draw:marker-end-width="0.21cm" draw:marker-end-center="false" draw:fill="none" draw:textarea-vertical-align="top" draw:auto-grow-height="false" fo:min-height="0cm" fo:min-width="4.15cm" fo:padding-top="0.125cm" fo:padding-bottom="0.125cm" fo:padding-left="0.25cm" fo:padding-right="0.25cm" fo:wrap-option="wrap"/>
    </style:style>
    <style:style style:name="gr4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9"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3.701cm" fo:padding-top="0.125cm" fo:padding-bottom="0.125cm" fo:padding-left="0.25cm" fo:padding-right="0.25cm" fo:wrap-option="wrap" draw:shadow="visible" draw:shadow-offset-x="0cm" draw:shadow-offset-y="0.064cm" draw:shadow-color="#000000" draw:shadow-opacity="35%"/>
    </style:style>
    <style:style style:name="gr50"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3.475cm" fo:padding-top="0.125cm" fo:padding-bottom="0.125cm" fo:padding-left="0.25cm" fo:padding-right="0.25cm" fo:wrap-option="wrap" draw:shadow="visible" draw:shadow-offset-x="0cm" draw:shadow-offset-y="0.064cm" draw:shadow-color="#000000" draw:shadow-opacity="35%"/>
    </style:style>
    <style:style style:name="gr51"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2.733cm" fo:padding-top="0.125cm" fo:padding-bottom="0.125cm" fo:padding-left="0.25cm" fo:padding-right="0.25cm" fo:wrap-option="wrap" draw:shadow="visible" draw:shadow-offset-x="0cm" draw:shadow-offset-y="0.064cm" draw:shadow-color="#000000" draw:shadow-opacity="35%"/>
    </style:style>
    <style:style style:name="gr52"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1.689cm" fo:padding-top="0.125cm" fo:padding-bottom="0.125cm" fo:padding-left="0.25cm" fo:padding-right="0.25cm" fo:wrap-option="wrap" draw:shadow="visible" draw:shadow-offset-x="0cm" draw:shadow-offset-y="0.064cm" draw:shadow-color="#000000" draw:shadow-opacity="35%"/>
    </style:style>
    <style:style style:name="gr5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4" style:family="graphic" style:parent-style-name="standard" style:list-style-name="L3">
      <style:graphic-properties draw:stroke="solid" svg:stroke-width="0.071cm" svg:stroke-color="#3a5f8b" draw:fill="solid" draw:fill-color="#ff0000" draw:textarea-vertical-align="middle" draw:auto-grow-height="false" draw:fit-to-size="false" style:shrink-to-fit="false" fo:min-height="0.776cm" fo:min-width="1.431cm" fo:padding-top="0.125cm" fo:padding-bottom="0.125cm" fo:padding-left="0.25cm" fo:padding-right="0.25cm" fo:wrap-option="wrap"/>
    </style:style>
    <style:style style:name="gr55"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2.458cm" fo:padding-top="0.125cm" fo:padding-bottom="0.125cm" fo:padding-left="0.25cm" fo:padding-right="0.25cm" fo:wrap-option="wrap" draw:shadow="visible" draw:shadow-offset-x="0cm" draw:shadow-offset-y="0.064cm" draw:shadow-color="#000000" draw:shadow-opacity="35%"/>
    </style:style>
    <style:style style:name="gr5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0" style:family="graphic" style:parent-style-name="standard">
      <style:graphic-properties draw:stroke="solid" svg:stroke-width="0.026cm" svg:stroke-color="#000000" draw:marker-end="msArrowEnd_20_5" draw:marker-end-width="0.21cm" draw:marker-end-center="false" draw:fill="none" draw:textarea-vertical-align="top" draw:auto-grow-height="false" fo:min-height="0cm" fo:min-width="8.893cm" fo:padding-top="0.125cm" fo:padding-bottom="0.125cm" fo:padding-left="0.25cm" fo:padding-right="0.25cm" fo:wrap-option="wrap"/>
    </style:style>
    <style:style style:name="gr61" style:family="graphic" style:parent-style-name="standard">
      <style:graphic-properties draw:stroke="solid" svg:stroke-width="0.026cm" svg:stroke-color="#000000" draw:marker-end="msArrowEnd_20_5" draw:marker-end-width="0.21cm" draw:marker-end-center="false" draw:fill="none" draw:textarea-vertical-align="top" draw:auto-grow-height="false" fo:min-height="0cm" fo:min-width="8.872cm" fo:padding-top="0.125cm" fo:padding-bottom="0.125cm" fo:padding-left="0.25cm" fo:padding-right="0.25cm" fo:wrap-option="wrap"/>
    </style:style>
    <style:style style:name="gr6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5" style:family="graphic" style:parent-style-name="standard">
      <style:graphic-properties draw:stroke="none" svg:stroke-width="0cm" svg:stroke-color="#000000" draw:fill="none" draw:fill-color="#000000" draw:textarea-vertical-align="top" draw:auto-grow-height="true" draw:fit-to-size="false" style:shrink-to-fit="false" fo:min-height="0cm" fo:min-width="0cm" fo:padding-top="0.125cm" fo:padding-bottom="0.125cm" fo:padding-left="0.25cm" fo:padding-right="0.25cm" fo:wrap-option="wrap"/>
    </style:style>
    <style:style style:name="gr66"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3.901cm" fo:padding-top="0.125cm" fo:padding-bottom="0.125cm" fo:padding-left="0.25cm" fo:padding-right="0.25cm" fo:wrap-option="wrap" draw:shadow="visible" draw:shadow-offset-x="0cm" draw:shadow-offset-y="0.064cm" draw:shadow-color="#000000" draw:shadow-opacity="35%"/>
    </style:style>
    <style:style style:name="gr67"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3.395cm" fo:padding-top="0.125cm" fo:padding-bottom="0.125cm" fo:padding-left="0.25cm" fo:padding-right="0.25cm" fo:wrap-option="wrap" draw:shadow="visible" draw:shadow-offset-x="0cm" draw:shadow-offset-y="0.064cm" draw:shadow-color="#000000" draw:shadow-opacity="35%"/>
    </style:style>
    <style:style style:name="gr68"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3.353cm" fo:padding-top="0.125cm" fo:padding-bottom="0.125cm" fo:padding-left="0.25cm" fo:padding-right="0.25cm" fo:wrap-option="wrap" draw:shadow="visible" draw:shadow-offset-x="0cm" draw:shadow-offset-y="0.064cm" draw:shadow-color="#000000" draw:shadow-opacity="35%"/>
    </style:style>
    <style:style style:name="gr69"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1.689cm" fo:padding-top="0.125cm" fo:padding-bottom="0.125cm" fo:padding-left="0.25cm" fo:padding-right="0.25cm" fo:wrap-option="wrap" draw:shadow="visible" draw:shadow-offset-x="0cm" draw:shadow-offset-y="0.064cm" draw:shadow-color="#000000" draw:shadow-opacity="35%"/>
    </style:style>
    <style:style style:name="gr7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1" style:family="graphic" style:parent-style-name="standard" style:list-style-name="L3">
      <style:graphic-properties draw:stroke="solid" svg:stroke-width="0.071cm" svg:stroke-color="#3a5f8b" draw:fill="solid" draw:fill-color="#ff0000" draw:textarea-vertical-align="middle" draw:auto-grow-height="false" draw:fit-to-size="false" style:shrink-to-fit="false" fo:min-height="0.776cm" fo:min-width="1.431cm" fo:padding-top="0.125cm" fo:padding-bottom="0.125cm" fo:padding-left="0.25cm" fo:padding-right="0.25cm" fo:wrap-option="wrap"/>
    </style:style>
    <style:style style:name="gr7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3" style:family="graphic" style:parent-style-name="standard">
      <style:graphic-properties draw:stroke="solid" svg:stroke-width="0.026cm" svg:stroke-color="#c0504d" draw:marker-end="msArrowEnd_20_5" draw:marker-end-width="0.21cm" draw:marker-end-center="false" draw:fill="none" draw:textarea-vertical-align="top" draw:auto-grow-height="false" fo:min-height="0cm" fo:min-width="4.281cm" fo:padding-top="0.125cm" fo:padding-bottom="0.125cm" fo:padding-left="0.25cm" fo:padding-right="0.25cm" fo:wrap-option="wrap"/>
    </style:style>
    <style:style style:name="gr74" style:family="graphic" style:parent-style-name="standard">
      <style:graphic-properties draw:stroke="solid" svg:stroke-width="0.026cm" svg:stroke-color="#000000" draw:marker-end="msArrowEnd_20_5" draw:marker-end-width="0.21cm" draw:marker-end-center="false" draw:fill="none" draw:textarea-vertical-align="top" draw:auto-grow-height="false" fo:min-height="0cm" fo:min-width="8.774cm" fo:padding-top="0.125cm" fo:padding-bottom="0.125cm" fo:padding-left="0.25cm" fo:padding-right="0.25cm" fo:wrap-option="wrap"/>
    </style:style>
    <style:style style:name="gr75" style:family="graphic" style:parent-style-name="standard">
      <style:graphic-properties draw:stroke="solid" svg:stroke-width="0.026cm" svg:stroke-color="#000000" draw:marker-end="msArrowEnd_20_5" draw:marker-end-width="0.21cm" draw:marker-end-center="false" draw:fill="none" draw:textarea-vertical-align="top" draw:auto-grow-height="false" fo:min-height="0cm" fo:min-width="8.773cm" fo:padding-top="0.125cm" fo:padding-bottom="0.125cm" fo:padding-left="0.25cm" fo:padding-right="0.25cm" fo:wrap-option="wrap"/>
    </style:style>
    <style:style style:name="gr76" style:family="graphic" style:parent-style-name="standard">
      <style:graphic-properties draw:stroke="solid" svg:stroke-width="0.026cm" svg:stroke-color="#c0504d" draw:marker-end="msArrowEnd_20_5" draw:marker-end-width="0.21cm" draw:marker-end-center="false" draw:fill="none" draw:textarea-vertical-align="top" draw:auto-grow-height="false" fo:min-height="0cm" fo:min-width="4.286cm" fo:padding-top="0.125cm" fo:padding-bottom="0.125cm" fo:padding-left="0.25cm" fo:padding-right="0.25cm" fo:wrap-option="wrap"/>
    </style:style>
    <style:style style:name="gr7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8" style:family="graphic" style:parent-style-name="standard">
      <style:graphic-properties draw:stroke="solid" svg:stroke-width="0.026cm" svg:stroke-color="#000000" draw:marker-end="msArrowEnd_20_5" draw:marker-end-width="0.21cm" draw:marker-end-center="false" draw:fill="none" draw:textarea-vertical-align="top" draw:auto-grow-height="false" fo:min-height="0cm" fo:min-width="4.116cm" fo:padding-top="0.125cm" fo:padding-bottom="0.125cm" fo:padding-left="0.25cm" fo:padding-right="0.25cm" fo:wrap-option="wrap"/>
    </style:style>
    <style:style style:name="gr7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1"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2.458cm" fo:padding-top="0.125cm" fo:padding-bottom="0.125cm" fo:padding-left="0.25cm" fo:padding-right="0.25cm" fo:wrap-option="wrap" draw:shadow="visible" draw:shadow-offset-x="0cm" draw:shadow-offset-y="0.064cm" draw:shadow-color="#000000" draw:shadow-opacity="35%"/>
    </style:style>
    <style:style style:name="gr82"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3.701cm" fo:padding-top="0.125cm" fo:padding-bottom="0.125cm" fo:padding-left="0.25cm" fo:padding-right="0.25cm" fo:wrap-option="wrap" draw:shadow="visible" draw:shadow-offset-x="0cm" draw:shadow-offset-y="0.064cm" draw:shadow-color="#000000" draw:shadow-opacity="35%"/>
    </style:style>
    <style:style style:name="gr83"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3.475cm" fo:padding-top="0.125cm" fo:padding-bottom="0.125cm" fo:padding-left="0.25cm" fo:padding-right="0.25cm" fo:wrap-option="wrap" draw:shadow="visible" draw:shadow-offset-x="0cm" draw:shadow-offset-y="0.064cm" draw:shadow-color="#000000" draw:shadow-opacity="35%"/>
    </style:style>
    <style:style style:name="gr84"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2.733cm" fo:padding-top="0.125cm" fo:padding-bottom="0.125cm" fo:padding-left="0.25cm" fo:padding-right="0.25cm" fo:wrap-option="wrap" draw:shadow="visible" draw:shadow-offset-x="0cm" draw:shadow-offset-y="0.064cm" draw:shadow-color="#000000" draw:shadow-opacity="35%"/>
    </style:style>
    <style:style style:name="gr85"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1.689cm" fo:padding-top="0.125cm" fo:padding-bottom="0.125cm" fo:padding-left="0.25cm" fo:padding-right="0.25cm" fo:wrap-option="wrap" draw:shadow="visible" draw:shadow-offset-x="0cm" draw:shadow-offset-y="0.064cm" draw:shadow-color="#000000" draw:shadow-opacity="35%"/>
    </style:style>
    <style:style style:name="gr8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87" style:family="graphic" style:parent-style-name="standard" style:list-style-name="L3">
      <style:graphic-properties draw:stroke="solid" svg:stroke-width="0.071cm" svg:stroke-color="#3a5f8b" draw:fill="solid" draw:fill-color="#ff0000" draw:textarea-vertical-align="middle" draw:auto-grow-height="false" draw:fit-to-size="false" style:shrink-to-fit="false" fo:min-height="0.776cm" fo:min-width="1.431cm" fo:padding-top="0.125cm" fo:padding-bottom="0.125cm" fo:padding-left="0.25cm" fo:padding-right="0.25cm" fo:wrap-option="wrap"/>
    </style:style>
    <style:style style:name="gr88"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2.658cm" fo:padding-top="0.125cm" fo:padding-bottom="0.125cm" fo:padding-left="0.25cm" fo:padding-right="0.25cm" fo:wrap-option="wrap" draw:shadow="visible" draw:shadow-offset-x="0cm" draw:shadow-offset-y="0.064cm" draw:shadow-color="#000000" draw:shadow-opacity="35%"/>
    </style:style>
    <style:style style:name="gr8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90" style:family="graphic" style:parent-style-name="standard">
      <style:graphic-properties draw:stroke="solid" svg:stroke-width="0.026cm" svg:stroke-color="#c0504d" draw:marker-end="msArrowEnd_20_5" draw:marker-end-width="0.21cm" draw:marker-end-center="false" draw:fill="none" draw:textarea-vertical-align="top" draw:auto-grow-height="false" fo:min-height="0cm" fo:min-width="4.248cm" fo:padding-top="0.125cm" fo:padding-bottom="0.125cm" fo:padding-left="0.25cm" fo:padding-right="0.25cm" fo:wrap-option="wrap"/>
    </style:style>
    <style:style style:name="gr91" style:family="graphic" style:parent-style-name="standard">
      <style:graphic-properties draw:stroke="solid" svg:stroke-width="0.026cm" svg:stroke-color="#c0504d" draw:marker-end="msArrowEnd_20_5" draw:marker-end-width="0.21cm" draw:marker-end-center="false" draw:fill="none" draw:textarea-vertical-align="top" draw:auto-grow-height="false" fo:min-height="0cm" fo:min-width="4.218cm" fo:padding-top="0.125cm" fo:padding-bottom="0.125cm" fo:padding-left="0.25cm" fo:padding-right="0.25cm" fo:wrap-option="wrap"/>
    </style:style>
    <style:style style:name="gr9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9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9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9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96"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3.701cm" fo:padding-top="0.125cm" fo:padding-bottom="0.125cm" fo:padding-left="0.25cm" fo:padding-right="0.25cm" fo:wrap-option="wrap" draw:shadow="visible" draw:shadow-offset-x="0cm" draw:shadow-offset-y="0.064cm" draw:shadow-color="#000000" draw:shadow-opacity="35%"/>
    </style:style>
    <style:style style:name="gr97"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3.475cm" fo:padding-top="0.125cm" fo:padding-bottom="0.125cm" fo:padding-left="0.25cm" fo:padding-right="0.25cm" fo:wrap-option="wrap" draw:shadow="visible" draw:shadow-offset-x="0cm" draw:shadow-offset-y="0.064cm" draw:shadow-color="#000000" draw:shadow-opacity="35%"/>
    </style:style>
    <style:style style:name="gr98"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2.733cm" fo:padding-top="0.125cm" fo:padding-bottom="0.125cm" fo:padding-left="0.25cm" fo:padding-right="0.25cm" fo:wrap-option="wrap" draw:shadow="visible" draw:shadow-offset-x="0cm" draw:shadow-offset-y="0.064cm" draw:shadow-color="#000000" draw:shadow-opacity="35%"/>
    </style:style>
    <style:style style:name="gr99"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1.689cm" fo:padding-top="0.125cm" fo:padding-bottom="0.125cm" fo:padding-left="0.25cm" fo:padding-right="0.25cm" fo:wrap-option="wrap" draw:shadow="visible" draw:shadow-offset-x="0cm" draw:shadow-offset-y="0.064cm" draw:shadow-color="#000000" draw:shadow-opacity="35%"/>
    </style:style>
    <style:style style:name="gr10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01" style:family="graphic" style:parent-style-name="standard" style:list-style-name="L3">
      <style:graphic-properties draw:stroke="solid" svg:stroke-width="0.071cm" svg:stroke-color="#3a5f8b" draw:fill="solid" draw:fill-color="#ff0000" draw:textarea-vertical-align="middle" draw:auto-grow-height="false" draw:fit-to-size="false" style:shrink-to-fit="false" fo:min-height="0.776cm" fo:min-width="1.431cm" fo:padding-top="0.125cm" fo:padding-bottom="0.125cm" fo:padding-left="0.25cm" fo:padding-right="0.25cm" fo:wrap-option="wrap"/>
    </style:style>
    <style:style style:name="gr102"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2.458cm" fo:padding-top="0.125cm" fo:padding-bottom="0.125cm" fo:padding-left="0.25cm" fo:padding-right="0.25cm" fo:wrap-option="wrap" draw:shadow="visible" draw:shadow-offset-x="0cm" draw:shadow-offset-y="0.064cm" draw:shadow-color="#000000" draw:shadow-opacity="35%"/>
    </style:style>
    <style:style style:name="gr10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4" style:family="graphic" style:parent-style-name="standard">
      <style:graphic-properties draw:stroke="solid" svg:stroke-width="0.026cm" svg:stroke-color="#c0504d" draw:marker-end="msArrowEnd_20_5" draw:marker-end-width="0.21cm" draw:marker-end-center="false" draw:fill="none" draw:textarea-vertical-align="top" draw:auto-grow-height="false" fo:min-height="0cm" fo:min-width="4.253cm" fo:padding-top="0.125cm" fo:padding-bottom="0.125cm" fo:padding-left="0.25cm" fo:padding-right="0.25cm" fo:wrap-option="wrap"/>
    </style:style>
    <style:style style:name="gr10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8" style:family="graphic" style:parent-style-name="standard">
      <style:graphic-properties draw:stroke="solid" svg:stroke-width="0.026cm" svg:stroke-color="#000000" draw:marker-end="msArrowEnd_20_5" draw:marker-end-width="0.21cm" draw:marker-end-center="false" draw:fill="none" draw:textarea-vertical-align="top" draw:auto-grow-height="false" fo:min-height="0cm" fo:min-width="8.803cm" fo:padding-top="0.125cm" fo:padding-bottom="0.125cm" fo:padding-left="0.25cm" fo:padding-right="0.25cm" fo:wrap-option="wrap"/>
    </style:style>
    <style:style style:name="gr109" style:family="graphic" style:parent-style-name="standard">
      <style:graphic-properties draw:stroke="solid" svg:stroke-width="0.026cm" svg:stroke-color="#c0504d" draw:marker-end="msArrowEnd_20_5" draw:marker-end-width="0.21cm" draw:marker-end-center="false" draw:fill="none" draw:textarea-vertical-align="top" draw:auto-grow-height="false" fo:min-height="0cm" fo:min-width="4.283cm" fo:padding-top="0.125cm" fo:padding-bottom="0.125cm" fo:padding-left="0.25cm" fo:padding-right="0.25cm" fo:wrap-option="wrap"/>
    </style:style>
    <style:style style:name="gr110" style:family="graphic" style:parent-style-name="standard">
      <style:graphic-properties draw:stroke="solid" svg:stroke-width="0.026cm" svg:stroke-color="#000000" draw:marker-end="msArrowEnd_20_5" draw:marker-end-width="0.21cm" draw:marker-end-center="false" draw:fill="none" draw:textarea-vertical-align="top" draw:auto-grow-height="false" fo:min-height="0cm" fo:min-width="8.81cm" fo:padding-top="0.125cm" fo:padding-bottom="0.125cm" fo:padding-left="0.25cm" fo:padding-right="0.25cm" fo:wrap-option="wrap"/>
    </style:style>
    <style:style style:name="gr11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3" style:family="graphic" style:parent-style-name="standard">
      <style:graphic-properties draw:stroke="solid" svg:stroke-width="0.026cm" svg:stroke-color="#000000" draw:marker-end="msArrowEnd_20_5" draw:marker-end-width="0.21cm" draw:marker-end-center="false" draw:fill="none" draw:textarea-vertical-align="top" draw:auto-grow-height="false" fo:min-height="0cm" fo:min-width="5.947cm" fo:padding-top="0.125cm" fo:padding-bottom="0.125cm" fo:padding-left="0.25cm" fo:padding-right="0.25cm" fo:wrap-option="wrap"/>
    </style:style>
    <style:style style:name="gr11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15"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3.901cm" fo:padding-top="0.125cm" fo:padding-bottom="0.125cm" fo:padding-left="0.25cm" fo:padding-right="0.25cm" fo:wrap-option="wrap" draw:shadow="visible" draw:shadow-offset-x="0cm" draw:shadow-offset-y="0.064cm" draw:shadow-color="#000000" draw:shadow-opacity="35%"/>
    </style:style>
    <style:style style:name="gr116"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3.395cm" fo:padding-top="0.125cm" fo:padding-bottom="0.125cm" fo:padding-left="0.25cm" fo:padding-right="0.25cm" fo:wrap-option="wrap" draw:shadow="visible" draw:shadow-offset-x="0cm" draw:shadow-offset-y="0.064cm" draw:shadow-color="#000000" draw:shadow-opacity="35%"/>
    </style:style>
    <style:style style:name="gr117"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3.353cm" fo:padding-top="0.125cm" fo:padding-bottom="0.125cm" fo:padding-left="0.25cm" fo:padding-right="0.25cm" fo:wrap-option="wrap" draw:shadow="visible" draw:shadow-offset-x="0cm" draw:shadow-offset-y="0.064cm" draw:shadow-color="#000000" draw:shadow-opacity="35%"/>
    </style:style>
    <style:style style:name="gr118"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1.689cm" fo:padding-top="0.125cm" fo:padding-bottom="0.125cm" fo:padding-left="0.25cm" fo:padding-right="0.25cm" fo:wrap-option="wrap" draw:shadow="visible" draw:shadow-offset-x="0cm" draw:shadow-offset-y="0.064cm" draw:shadow-color="#000000" draw:shadow-opacity="35%"/>
    </style:style>
    <style:style style:name="gr11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20" style:family="graphic" style:parent-style-name="standard" style:list-style-name="L3">
      <style:graphic-properties draw:stroke="solid" svg:stroke-width="0.071cm" svg:stroke-color="#3a5f8b" draw:fill="solid" draw:fill-color="#ff0000" draw:textarea-vertical-align="middle" draw:auto-grow-height="false" draw:fit-to-size="false" style:shrink-to-fit="false" fo:min-height="0.776cm" fo:min-width="1.431cm" fo:padding-top="0.125cm" fo:padding-bottom="0.125cm" fo:padding-left="0.25cm" fo:padding-right="0.25cm" fo:wrap-option="wrap"/>
    </style:style>
    <style:style style:name="gr12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4"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2.458cm" fo:padding-top="0.125cm" fo:padding-bottom="0.125cm" fo:padding-left="0.25cm" fo:padding-right="0.25cm" fo:wrap-option="wrap" draw:shadow="visible" draw:shadow-offset-x="0cm" draw:shadow-offset-y="0.064cm" draw:shadow-color="#000000" draw:shadow-opacity="35%"/>
    </style:style>
    <style:style style:name="gr12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6"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3.901cm" fo:padding-top="0.125cm" fo:padding-bottom="0.125cm" fo:padding-left="0.25cm" fo:padding-right="0.25cm" fo:wrap-option="wrap" draw:shadow="visible" draw:shadow-offset-x="0cm" draw:shadow-offset-y="0.064cm" draw:shadow-color="#000000" draw:shadow-opacity="35%"/>
    </style:style>
    <style:style style:name="gr127"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3.595cm" fo:padding-top="0.125cm" fo:padding-bottom="0.125cm" fo:padding-left="0.25cm" fo:padding-right="0.25cm" fo:wrap-option="wrap" draw:shadow="visible" draw:shadow-offset-x="0cm" draw:shadow-offset-y="0.064cm" draw:shadow-color="#000000" draw:shadow-opacity="35%"/>
    </style:style>
    <style:style style:name="gr128"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3.353cm" fo:padding-top="0.125cm" fo:padding-bottom="0.125cm" fo:padding-left="0.25cm" fo:padding-right="0.25cm" fo:wrap-option="wrap" draw:shadow="visible" draw:shadow-offset-x="0cm" draw:shadow-offset-y="0.064cm" draw:shadow-color="#000000" draw:shadow-opacity="35%"/>
    </style:style>
    <style:style style:name="gr129"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1.689cm" fo:padding-top="0.125cm" fo:padding-bottom="0.125cm" fo:padding-left="0.25cm" fo:padding-right="0.25cm" fo:wrap-option="wrap" draw:shadow="visible" draw:shadow-offset-x="0cm" draw:shadow-offset-y="0.064cm" draw:shadow-color="#000000" draw:shadow-opacity="35%"/>
    </style:style>
    <style:style style:name="gr13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31" style:family="graphic" style:parent-style-name="standard" style:list-style-name="L3">
      <style:graphic-properties draw:stroke="solid" svg:stroke-width="0.071cm" svg:stroke-color="#3a5f8b" draw:fill="solid" draw:fill-color="#ff0000" draw:textarea-vertical-align="middle" draw:auto-grow-height="false" draw:fit-to-size="false" style:shrink-to-fit="false" fo:min-height="0.776cm" fo:min-width="1.431cm" fo:padding-top="0.125cm" fo:padding-bottom="0.125cm" fo:padding-left="0.25cm" fo:padding-right="0.25cm" fo:wrap-option="wrap"/>
    </style:style>
    <style:style style:name="gr13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5" style:family="graphic" style:parent-style-name="standard" style:list-style-name="L3">
      <style:graphic-properties draw:stroke="solid" svg:stroke-width="0.026cm" svg:stroke-color="#4a7ebb" draw:fill="gradient" draw:fill-gradient-name="Gradient_20_2" draw:textarea-vertical-align="middle" draw:auto-grow-height="false" draw:fit-to-size="false" style:shrink-to-fit="false" fo:min-height="1.784cm" fo:min-width="2.458cm" fo:padding-top="0.125cm" fo:padding-bottom="0.125cm" fo:padding-left="0.25cm" fo:padding-right="0.25cm" fo:wrap-option="wrap" draw:shadow="visible" draw:shadow-offset-x="0cm" draw:shadow-offset-y="0.064cm" draw:shadow-color="#000000" draw:shadow-opacity="35%"/>
    </style:style>
    <style:style style:name="gr136" style:family="graphic" style:parent-style-name="standard">
      <style:graphic-properties draw:stroke="none" svg:stroke-color="#000000" draw:fill="none" draw:fill-color="#ffffff" draw:auto-grow-height="true" draw:auto-grow-width="false" fo:max-height="0cm" fo:min-height="12.403cm"/>
    </style:style>
    <style:style style:name="gr137" style:family="graphic" style:parent-style-name="standard">
      <style:graphic-properties draw:stroke="none" svg:stroke-color="#000000" draw:fill="none" draw:fill-color="#ffffff" draw:auto-grow-height="true" draw:auto-grow-width="false" fo:max-height="0cm" fo:min-height="3.499cm"/>
    </style:style>
    <style:style style:name="gr138" style:family="graphic" style:parent-style-name="standard">
      <style:graphic-properties draw:stroke="none" svg:stroke-color="#000000" draw:fill="none" draw:fill-color="#ffffff" draw:auto-grow-height="true" draw:auto-grow-width="false" fo:max-height="0cm" fo:min-height="1.849cm"/>
    </style:style>
    <style:style style:name="gr139" style:family="graphic" style:parent-style-name="standard">
      <style:graphic-properties draw:stroke="none" svg:stroke-color="#000000" draw:fill="none" draw:fill-color="#ffffff" draw:auto-grow-height="true" draw:auto-grow-width="false" fo:max-height="0cm" fo:min-height="1.273cm"/>
    </style:style>
    <style:style style:name="gr140" style:family="graphic" style:parent-style-name="objectwithoutfill">
      <style:graphic-properties svg:stroke-color="#ffffff" draw:marker-end="Arrow" draw:marker-end-width="0.3cm" draw:fill="none" draw:textarea-vertical-align="middle"/>
    </style:style>
    <style:style style:name="gr141" style:family="graphic" style:parent-style-name="standard">
      <style:graphic-properties draw:stroke="none" svg:stroke-color="#000000" draw:fill="none" draw:fill-color="#ffffff" draw:auto-grow-height="true" draw:auto-grow-width="false" fo:max-height="0cm" fo:min-height="1.15cm"/>
    </style:style>
    <style:style style:name="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_20_Slide-notes">
      <style:graphic-properties draw:fill-color="#ffffff" draw:auto-grow-height="true" fo:min-height="13.364cm"/>
    </style:style>
    <style:style style:name="pr4" style:family="presentation" style:parent-style-name="Title_20_and_20_Content-title">
      <style:graphic-properties fo:min-height="3.174cm"/>
    </style:style>
    <style:style style:name="pr5" style:family="presentation" style:parent-style-name="Title_20_and_20_Content-notes">
      <style:graphic-properties draw:fill-color="#ffffff" draw:auto-grow-height="true" fo:min-height="13.364cm"/>
    </style:style>
    <style:style style:name="pr6"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7" style:family="presentation" style:parent-style-name="Title_20_and_20_Content-notes">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9" style:family="presentation" style:parent-style-name="Title_20_and_20_Content-title">
      <style:graphic-properties draw:auto-grow-height="true" fo:min-height="1.937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text-align="start"/>
      <style:text-properties fo:font-size="32pt"/>
    </style:style>
    <style:style style:name="P4" style:family="paragraph">
      <loext:graphic-properties draw:fill="none" draw:fill-color="#ffffff"/>
      <style:paragraph-properties fo:text-align="start" style:font-independent-line-spacing="true"/>
      <style:text-properties fo:font-size="32pt"/>
    </style:style>
    <style:style style:name="P5" style:family="paragraph">
      <loext:graphic-properties draw:fill-color="#ffffff"/>
    </style:style>
    <style:style style:name="P6" style:family="paragraph">
      <loext:graphic-properties draw:fill-color="#dddddd"/>
      <style:paragraph-properties fo:text-align="center"/>
    </style:style>
    <style:style style:name="P7" style:family="paragraph">
      <style:paragraph-properties fo:text-align="center"/>
      <style:text-properties fo:font-size="18pt"/>
    </style:style>
    <style:style style:name="P8" style:family="paragraph">
      <loext:graphic-properties draw:fill-color="#666666"/>
      <style:paragraph-properties fo:text-align="center"/>
      <style:text-properties fo:color="#ffffff" fo:font-size="18pt" fo:background-color="#ffffff"/>
    </style:style>
    <style:style style:name="P9" style:family="paragraph">
      <loext:graphic-properties draw:fill-color="#b2b2b2"/>
      <style:paragraph-properties fo:text-align="center"/>
      <style:text-properties fo:color="#ffffff" fo:font-size="18pt"/>
    </style:style>
    <style:style style:name="P10" style:family="paragraph">
      <loext:graphic-properties draw:fill="none"/>
      <style:paragraph-properties fo:text-align="center"/>
    </style:style>
    <style:style style:name="P11" style:family="paragraph">
      <style:paragraph-properties fo:text-align="center"/>
      <style:text-properties fo:font-size="15pt"/>
    </style:style>
    <style:style style:name="P12" style:family="paragraph">
      <style:paragraph-properties fo:text-align="center"/>
      <style:text-properties fo:color="#ffffff" fo:font-size="15pt" style:font-size-asian="15pt" style:font-size-complex="15pt"/>
    </style:style>
    <style:style style:name="P13" style:family="paragraph">
      <loext:graphic-properties draw:fill-color="#ffffff"/>
      <style:text-properties fo:font-size="20pt"/>
    </style:style>
    <style:style style:name="P14" style:family="paragraph">
      <style:paragraph-properties fo:margin-left="0cm" fo:margin-right="0cm" fo:margin-top="0cm" fo:margin-bottom="0cm" fo:line-height="100%" fo:text-align="center" fo:text-indent="0cm" style:punctuation-wrap="hanging" style:writing-mode="lr-tb"/>
      <style:text-properties fo:font-size="16pt" fo:hyphenate="false"/>
    </style:style>
    <style:style style:name="P15" style:family="paragraph">
      <loext:graphic-properties draw:fill="gradient" draw:fill-gradient-name="Gradient_20_2"/>
      <style:paragraph-properties fo:margin-left="0cm" fo:margin-right="0cm" fo:margin-top="0cm" fo:margin-bottom="0cm" fo:line-height="100%" fo:text-align="center" fo:text-indent="0cm" style:punctuation-wrap="hanging" style:writing-mode="lr-tb" style:font-independent-line-spacing="true"/>
      <style:text-properties fo:font-size="16pt" style:font-size-asian="16pt" style:font-size-complex="16pt" fo:hyphenate="false"/>
    </style:style>
    <style:style style:name="P16"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8" style:family="paragraph">
      <loext:graphic-properties draw:fill="none"/>
      <style:paragraph-properties fo:text-align="start"/>
      <style:text-properties fo:font-size="18pt"/>
    </style:style>
    <style:style style:name="P19"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20" style:family="paragraph">
      <loext:graphic-properties draw:fill="solid" draw:fill-color="#ff0000"/>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2" style:family="paragraph">
      <loext:graphic-properties draw:fill="none" draw:fill-color="#ffffff"/>
      <style:paragraph-properties fo:text-align="start" style:font-independent-line-spacing="true"/>
      <style:text-properties fo:font-size="18pt"/>
    </style:style>
    <style:style style:name="P23"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24" style:family="paragraph">
      <loext:graphic-properties draw:fill="none" draw:fill-color="#ffffff"/>
      <style:paragraph-properties fo:text-align="start" style:font-independent-line-spacing="true"/>
      <style:text-properties fo:font-size="12pt" style:font-size-asian="14pt" style:font-size-complex="14pt"/>
    </style:style>
    <style:style style:name="P25" style:family="paragraph">
      <loext:graphic-properties draw:fill="gradient" draw:fill-gradient-name="Gradient_20_2"/>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6" style:family="paragraph">
      <loext:graphic-properties draw:fill="none"/>
      <style:paragraph-properties fo:text-align="start" style:font-independent-line-spacing="true"/>
      <style:text-properties fo:font-size="18pt"/>
    </style:style>
    <style:style style:name="P27" style:family="paragraph">
      <loext:graphic-properties draw:fill="none" draw:fill-color="#000000"/>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8" style:family="paragraph">
      <style:text-properties fo:color="#ffffff"/>
    </style:style>
    <style:style style:name="P29" style:family="paragraph">
      <style:text-properties fo:font-size="8pt" style:font-size-asian="18pt" style:font-size-complex="18pt"/>
    </style:style>
    <style:style style:name="P30" style:family="paragraph">
      <loext:graphic-properties draw:fill="none" draw:fill-color="#ffffff"/>
      <style:text-properties fo:font-size="8pt" style:font-size-asian="18pt" style:font-size-complex="18pt"/>
    </style:style>
    <style:style style:name="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size="32pt"/>
    </style:style>
    <style:style style:name="T3" style:family="text">
      <style:text-properties fo:color="#ffffff"/>
    </style:style>
    <style:style style:name="T4" style:family="text">
      <style:text-properties fo:color="#ffffff" fo:font-size="15pt" style:font-size-asian="15pt" style:font-size-complex="15pt"/>
    </style:style>
    <style:style style:name="T5"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9"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10"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ed1c24"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style:text-outline="false" style:text-line-through-style="none" style:text-line-through-type="none" style:text-position="0% 100%" style:font-name="Calibri" fo:font-size="12pt" fo:letter-spacing="normal"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fffff" style:text-outline="false" style:text-line-through-style="none" style:text-line-through-type="none" style:text-position="0% 100%" style:font-name="Calibri" fo:font-size="16pt" fo:letter-spacing="normal"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4" style:family="text">
      <style:text-properties fo:font-size="8pt" style:font-size-asian="18pt" style:font-size-complex="18pt"/>
    </style:style>
    <style:style style:name="T15"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1.589cm" svg:height="4.082cm" svg:x="1.905cm" svg:y="5.918cm" presentation:class="title" presentation:user-transformed="true">
          <draw:text-box>
            <text:p text:style-name="P1"><text:span text:style-name="T1">RIC </text:span><text:span text:style-name="T1">Subsc</text:span><text:span text:style-name="T1">riptio</text:span><text:span text:style-name="T1">n </text:span><text:span text:style-name="T1">Mana</text:span><text:span text:style-name="T1">ger</text:span><text:span text:style-name="T1"><text:line-break/></text:span><text:span text:style-name="T1">User-</text:span><text:span text:style-name="T1">Guide </text:span><text:span text:style-name="T1">pictur</text:span><text:span text:style-name="T1">es</text:span></text:p>
          </draw:text-box>
        </draw:frame>
        <draw:frame draw:name="Subtitle 2" presentation:style-name="pr2" draw:text-style-name="P4" draw:layer="layout" svg:width="17.779cm" svg:height="4.867cm" svg:x="3.81cm" svg:y="10.795cm" presentation:class="subtitle" presentation:user-transformed="true">
          <draw:text-box>
            <text:p text:style-name="P3"><text:span text:style-name="T2">Take screen shot </text:span><text:span text:style-name="T2">from each picture </text:span><text:span text:style-name="T2">in this document </text:span><text:span text:style-name="T2">and create </text:span><text:span text:style-name="T2">picture_name.pn</text:span><text:span text:style-name="T2">g file from that.</text:span></text:p>
          </draw:text-box>
        </draw:frame>
        <presentation:notes draw:style-name="dp2">
          <office:forms form:automatic-focus="false" form:apply-design-mode="false"/>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custom-shape draw:style-name="gr2" draw:text-style-name="P6" draw:layer="layout" svg:width="23.13cm" svg:height="13.4cm" svg:x="1.27cm" svg:y="4.1cm">
          <text:p/>
          <draw:enhanced-geometry svg:viewBox="0 0 21600 21600" draw:type="rectangle" draw:enhanced-path="M 0 0 L 21600 0 21600 21600 0 21600 0 0 Z N"/>
        </draw:custom-shape>
        <draw:frame presentation:style-name="pr4" draw:layer="layout" svg:width="22.859cm" svg:height="3.174cm" svg:x="1.27cm" svg:y="0.763cm" presentation:class="title" presentation:user-transformed="true">
          <draw:text-box>
            <text:p>PlaceInRICSoftwareArchitecture.png</text:p>
          </draw:text-box>
        </draw:frame>
        <draw:custom-shape draw:style-name="gr3" draw:text-style-name="P8" draw:layer="layout" svg:width="4.6cm" svg:height="2.4cm" svg:x="4.4cm" svg:y="9.2cm">
          <text:p text:style-name="P7"><text:span text:style-name="T3">x</text:span><text:span text:style-name="T3">A</text:span><text:span text:style-name="T3">p</text:span><text:span text:style-name="T3">p</text:span></text:p>
          <draw:enhanced-geometry svg:viewBox="0 0 21600 21600" draw:type="rectangle" draw:enhanced-path="M 0 0 L 21600 0 21600 21600 0 21600 0 0 Z N"/>
        </draw:custom-shape>
        <draw:custom-shape draw:style-name="gr4" draw:text-style-name="P9" draw:layer="layout" svg:width="4.6cm" svg:height="2.4cm" svg:x="10.6cm" svg:y="9.2cm">
          <text:p text:style-name="P7"><text:span text:style-name="T3">S</text:span><text:span text:style-name="T3">u</text:span><text:span text:style-name="T3">b</text:span><text:span text:style-name="T3">s</text:span><text:span text:style-name="T3">c</text:span><text:span text:style-name="T3">r</text:span><text:span text:style-name="T3">i</text:span><text:span text:style-name="T3">p</text:span><text:span text:style-name="T3">t</text:span><text:span text:style-name="T3">i</text:span><text:span text:style-name="T3">o</text:span><text:span text:style-name="T3">n</text:span></text:p>
          <text:p text:style-name="P7"><text:span text:style-name="T3">M</text:span><text:span text:style-name="T3">a</text:span><text:span text:style-name="T3">n</text:span><text:span text:style-name="T3">a</text:span><text:span text:style-name="T3">g</text:span><text:span text:style-name="T3">e</text:span><text:span text:style-name="T3">r</text:span></text:p>
          <draw:enhanced-geometry svg:viewBox="0 0 21600 21600" draw:type="rectangle" draw:enhanced-path="M 0 0 L 21600 0 21600 21600 0 21600 0 0 Z N"/>
        </draw:custom-shape>
        <draw:custom-shape draw:style-name="gr3" draw:text-style-name="P8" draw:layer="layout" svg:width="4.6cm" svg:height="2.4cm" svg:x="17cm" svg:y="9.2cm">
          <text:p text:style-name="P7"><text:span text:style-name="T3">E2 </text:span><text:span text:style-name="T3">Term</text:span><text:span text:style-name="T3">inati</text:span><text:span text:style-name="T3">on</text:span></text:p>
          <draw:enhanced-geometry svg:viewBox="0 0 21600 21600" draw:type="rectangle" draw:enhanced-path="M 0 0 L 21600 0 21600 21600 0 21600 0 0 Z N"/>
        </draw:custom-shape>
        <draw:custom-shape draw:style-name="gr3" draw:text-style-name="P8" draw:layer="layout" svg:width="4.6cm" svg:height="2.4cm" svg:x="10.6cm" svg:y="5cm">
          <text:p text:style-name="P7"><text:span text:style-name="T3">Routing</text:span></text:p>
          <text:p text:style-name="P7"><text:span text:style-name="T3">Manger</text:span></text:p>
          <draw:enhanced-geometry svg:viewBox="0 0 21600 21600" draw:type="rectangle" draw:enhanced-path="M 0 0 L 21600 0 21600 21600 0 21600 0 0 Z N"/>
        </draw:custom-shape>
        <draw:line draw:style-name="gr5" draw:text-style-name="P10" draw:layer="layout" svg:x1="13cm" svg:y1="7.4cm" svg:x2="13cm" svg:y2="9.2cm">
          <text:p/>
        </draw:line>
        <draw:line draw:style-name="gr5" draw:text-style-name="P10" draw:layer="layout" svg:x1="9cm" svg:y1="10.4cm" svg:x2="10.6cm" svg:y2="10.4cm">
          <text:p/>
        </draw:line>
        <draw:line draw:style-name="gr5" draw:text-style-name="P10" draw:layer="layout" svg:x1="4.4cm" svg:y1="13.6cm" svg:x2="21.6cm" svg:y2="13.6cm">
          <text:p/>
        </draw:line>
        <draw:line draw:style-name="gr5" draw:text-style-name="P10" draw:layer="layout" svg:x1="6.6cm" svg:y1="11.6cm" svg:x2="6.6cm" svg:y2="13.6cm">
          <text:p/>
        </draw:line>
        <draw:line draw:style-name="gr5" draw:text-style-name="P10" draw:layer="layout" svg:x1="19.6cm" svg:y1="11.6cm" svg:x2="19.6cm" svg:y2="13.6cm">
          <text:p/>
        </draw:line>
        <draw:line draw:style-name="gr5" draw:text-style-name="P10" draw:layer="layout" svg:x1="13.2cm" svg:y1="11.6cm" svg:x2="13.2cm" svg:y2="13.6cm">
          <text:p/>
        </draw:line>
        <draw:custom-shape draw:style-name="gr6" draw:text-style-name="P12" draw:layer="layout" svg:width="3.2cm" svg:height="2cm" svg:x="5.2cm" svg:y="5.4cm">
          <text:p text:style-name="P11"><text:span text:style-name="T4">R</text:span><text:span text:style-name="T4">E</text:span><text:span text:style-name="T4">S</text:span><text:span text:style-name="T4">T</text:span></text:p>
          <text:p text:style-name="P11"><text:span text:style-name="T4">i</text:span><text:span text:style-name="T4">n</text:span><text:span text:style-name="T4">t</text:span><text:span text:style-name="T4">e</text:span><text:span text:style-name="T4">r</text:span><text:span text:style-name="T4">f</text:span><text:span text:style-name="T4">a</text:span><text:span text:style-name="T4">c</text:span><text:span text:style-name="T4">e</text:span></text:p>
          <draw:enhanced-geometry svg:viewBox="0 0 21600 21600" draw:text-areas="800 800 20800 20800" draw:type="round-rectangular-callout" draw:modifiers="2921.83692596064 27008.0959520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7" draw:text-style-name="P10" draw:layer="layout" svg:x1="13cm" svg:y1="8.6cm" svg:x2="8.4cm" svg:y2="7.2cm">
          <text:p/>
        </draw:line>
        <draw:line draw:style-name="gr7" draw:text-style-name="P10" draw:layer="layout" svg:x1="9.8cm" svg:y1="10.4cm" svg:x2="8.4cm" svg:y2="7.2cm">
          <text:p/>
        </draw:line>
        <draw:custom-shape draw:style-name="gr6" draw:text-style-name="P12" draw:layer="layout" svg:width="3.2cm" svg:height="2cm" svg:x="18.4cm" svg:y="14.4cm">
          <text:p text:style-name="P11"><text:span text:style-name="T4">R</text:span><text:span text:style-name="T4">M</text:span><text:span text:style-name="T4">R</text:span></text:p>
          <text:p text:style-name="P11"><text:span text:style-name="T4">i</text:span><text:span text:style-name="T4">n</text:span><text:span text:style-name="T4">t</text:span><text:span text:style-name="T4">e</text:span><text:span text:style-name="T4">r</text:span><text:span text:style-name="T4">f</text:span><text:span text:style-name="T4">a</text:span><text:span text:style-name="T4">c</text:span><text:span text:style-name="T4">e</text:span></text:p>
          <draw:enhanced-geometry svg:viewBox="0 0 21600 21600" draw:text-areas="800 800 20800 20800" draw:type="round-rectangular-callout" draw:modifiers="2921.83692596064 27008.0959520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7" draw:text-style-name="P10" draw:layer="layout" svg:x1="18.4cm" svg:y1="15cm" svg:x2="13.763cm" svg:y2="13.613cm">
          <text:p/>
        </draw:line>
        <presentation:notes draw:style-name="dp3">
          <office:forms form:automatic-focus="false" form:apply-design-mode="false"/>
          <draw:page-thumbnail draw:style-name="gr1" draw:layer="layout" svg:width="14.848cm" svg:height="11.136cm" svg:x="3.075cm" svg:y="2.257cm" draw:page-number="2" presentation:class="page"/>
          <draw:frame presentation:style-name="pr5" draw:text-style-name="P13"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name="Title 1" presentation:style-name="pr6" draw:text-style-name="P2" draw:layer="layout" svg:width="22.859cm" svg:height="1.481cm" svg:x="1.27cm" svg:y="0.121cm" presentation:class="title" presentation:user-transformed="true">
          <draw:text-box>
            <text:p text:style-name="P1"><text:span text:style-name="T1">Successful_Subscription.png</text:span></text:p>
          </draw:text-box>
        </draw:frame>
        <draw:custom-shape draw:name="Rectangle 4" draw:style-name="gr8" draw:text-style-name="P15" draw:layer="layout" svg:width="4.4cm" svg:height="2.033cm" svg:x="7.1cm" svg:y="1.817cm">
          <text:p text:style-name="P14"><text:span text:style-name="T5">Subscription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5" draw:layer="layout" svg:width="3.894cm" svg:height="2.033cm" svg:x="16.706cm" svg:y="1.817cm">
          <text:p text:style-name="P14"><text:span text:style-name="T5">E2 </text:span><text:span text:style-name="T5">Termi</text:span><text:span text:style-name="T5">natio</text:span><text:span text:style-name="T5">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0" draw:text-style-name="P15" draw:layer="layout" svg:width="3.852cm" svg:height="2.033cm" svg:x="12.048cm" svg:y="1.817cm">
          <text:p text:style-name="P14"><text:span text:style-name="T5">Routing</text:span></text:p>
          <text:p text:style-name="P14"><text:span text:style-name="T5">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1" draw:text-style-name="P15" draw:layer="layout" svg:width="2.188cm" svg:height="2.033cm" svg:x="1.714cm" svg:y="1.817cm">
          <text:p text:style-name="P14"><text:span text:style-name="T5">x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12" draw:text-style-name="P17" draw:layer="layout" svg:width="6.972cm" svg:height="0.758cm" svg:x="2.853cm" svg:y="4.489cm">
          <text:p text:style-name="P16"><text:span text:style-name="T6">REST </text:span><text:span text:style-name="T6">SUBSCRIPTION </text:span><text:span text:style-name="T6">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8" draw:style-name="gr13" draw:text-style-name="P18" draw:layer="layout" svg:x1="2.903cm" svg:y1="3.851cm" svg:x2="2.903cm" svg:y2="14.6cm">
          <text:p/>
        </draw:line>
        <draw:line draw:name="Straight Connector 37" draw:style-name="gr13" draw:text-style-name="P18" draw:layer="layout" svg:x1="9.38cm" svg:y1="3.851cm" svg:x2="9.38cm" svg:y2="14.6cm">
          <text:p/>
        </draw:line>
        <draw:custom-shape draw:name="Straight Arrow Connector 38" draw:style-name="gr14" draw:text-style-name="P18" draw:layer="layout" svg:width="6.476cm" svg:height="0.001cm" svg:x="2.904cm" svg:y="5.299cm">
          <text:p/>
          <draw:enhanced-geometry draw:mirror-horizontal="false" draw:mirror-vertical="false" svg:viewBox="0 0 21600 21600" draw:type="mso-spt32" draw:enhanced-path="M 0 0 L 21600 21600 N"/>
        </draw:custom-shape>
        <draw:custom-shape draw:name="Rectangle 49" draw:style-name="gr15" draw:text-style-name="P20" draw:layer="layout" svg:width="1.93cm" svg:height="1.025cm" svg:x="8.38cm" svg:y="6.613cm">
          <text:p text:style-name="P19"><text:span text:style-name="T7"><text:s/></text:span><text:span text:style-name="T7">Logi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6" draw:text-style-name="P15" draw:layer="layout" svg:width="3.229cm" svg:height="2.033cm" svg:x="21.408cm" svg:y="1.817cm">
          <text:p text:style-name="P14"><text:span text:style-name="T5">E2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1" draw:style-name="gr13" draw:text-style-name="P18" draw:layer="layout" svg:x1="14.031cm" svg:y1="3.851cm" svg:x2="13.985cm" svg:y2="14.6cm">
          <text:p/>
        </draw:line>
        <draw:line draw:name="Straight Connector 52" draw:style-name="gr13" draw:text-style-name="P18" draw:layer="layout" svg:x1="18.655cm" svg:y1="3.851cm" svg:x2="18.655cm" svg:y2="14.6cm">
          <text:p/>
        </draw:line>
        <draw:line draw:name="Straight Connector 53" draw:style-name="gr13" draw:text-style-name="P18" draw:layer="layout" svg:x1="23.041cm" svg:y1="3.854cm" svg:x2="23.035cm" svg:y2="14.6cm">
          <text:p/>
        </draw:line>
        <draw:custom-shape draw:name="TextBox 54" draw:style-name="gr17" draw:text-style-name="P17" draw:layer="layout" svg:width="6.668cm" svg:height="0.758cm" svg:x="9.381cm" svg:y="8.6cm">
          <text:p text:style-name="P16"><text:span text:style-name="T6">RIC SUBSCRIPTION 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5" draw:style-name="gr18" draw:text-style-name="P18" draw:layer="layout" svg:width="4.441cm" svg:height="0.015cm" svg:x="18.6cm" svg:y="9.38cm">
          <text:p/>
          <draw:enhanced-geometry draw:mirror-horizontal="false" draw:mirror-vertical="true" svg:viewBox="0 0 21600 21600" draw:type="mso-spt32" draw:enhanced-path="M 0 0 L 21600 21600 N"/>
        </draw:custom-shape>
        <draw:custom-shape draw:name="Straight Arrow Connector 56" draw:style-name="gr19" draw:text-style-name="P18" draw:layer="layout" svg:width="9.3cm" svg:height="0.003cm" svg:x="9.381cm" svg:y="9.391cm">
          <text:p/>
          <draw:enhanced-geometry draw:mirror-horizontal="false" draw:mirror-vertical="true" svg:viewBox="0 0 21600 21600" draw:type="mso-spt32" draw:enhanced-path="M 0 0 L 21600 21600 N"/>
        </draw:custom-shape>
        <draw:custom-shape draw:name="Straight Arrow Connector 61" draw:style-name="gr19" draw:text-style-name="P18" draw:layer="layout" svg:width="9.3cm" svg:height="0.008cm" draw:transform="rotate (-3.14159265358979) translate (18.65cm 10.69cm)">
          <text:p/>
          <draw:enhanced-geometry draw:mirror-horizontal="false" draw:mirror-vertical="false" svg:viewBox="0 0 21600 21600" draw:type="mso-spt32" draw:enhanced-path="M 0 0 L 21600 21600 N"/>
        </draw:custom-shape>
        <draw:custom-shape draw:name="Straight Arrow Connector 64" draw:style-name="gr20" draw:text-style-name="P18" draw:layer="layout" svg:width="4.354cm" svg:height="0.001cm" draw:transform="rotate (-3.14159265358979) translate (23.036cm 10.671cm)">
          <text:p/>
          <draw:enhanced-geometry draw:mirror-horizontal="false" draw:mirror-vertical="true" svg:viewBox="0 0 21600 21600" draw:type="mso-spt32" draw:enhanced-path="M 0 0 L 21600 21600 N"/>
        </draw:custom-shape>
        <draw:custom-shape draw:name="Straight Arrow Connector 65" draw:style-name="gr14" draw:text-style-name="P18" draw:layer="layout" svg:width="6.476cm" svg:height="0.003cm" draw:transform="rotate (-3.14159265358979) translate (9.381cm 6.292cm)">
          <text:p/>
          <draw:enhanced-geometry draw:mirror-horizontal="false" draw:mirror-vertical="false" svg:viewBox="0 0 21600 21600" draw:type="mso-spt32" draw:enhanced-path="M 0 0 L 21600 21600 N"/>
        </draw:custom-shape>
        <draw:custom-shape draw:name="TextBox 68" draw:style-name="gr21" draw:text-style-name="P17" draw:layer="layout" svg:width="6.95cm" svg:height="0.758cm" svg:x="9.35cm" svg:y="9.932cm">
          <text:p text:style-name="P16"><text:span text:style-name="T6">RIC SUBSCRIPTION 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9" draw:style-name="gr22" draw:text-style-name="P18" draw:layer="layout" svg:width="4.653cm" svg:height="0.005cm" svg:x="9.38cm" svg:y="8.392cm">
          <text:p/>
          <draw:enhanced-geometry draw:mirror-horizontal="false" draw:mirror-vertical="false" svg:viewBox="0 0 21600 21600" draw:type="mso-spt32" draw:enhanced-path="M 0 0 L 21600 21600 N"/>
        </draw:custom-shape>
        <draw:custom-shape draw:name="TextBox 74" draw:style-name="gr23" draw:text-style-name="P17" draw:layer="layout" svg:width="3.752cm" svg:height="0.758cm" svg:x="9.348cm" svg:y="7.639cm">
          <text:p text:style-name="P16"><text:span text:style-name="T6">Route cre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5" draw:style-name="gr24" draw:text-style-name="P17" draw:layer="layout" svg:width="7.395cm" svg:height="0.758cm" svg:x="2.8cm" svg:y="5.4cm">
          <text:p text:style-name="P16"><text:span text:style-name="T6">REST SUBSCRIPTION RESPONS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1" draw:style-name="gr25" draw:text-style-name="P17" draw:layer="layout" svg:width="24.129cm" svg:height="7.437cm" svg:x="0.828cm" svg:y="11.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5" draw:style-name="gr14" draw:text-style-name="P18" draw:layer="layout" svg:width="6.476cm" svg:height="0.003cm" draw:transform="rotate (-3.14159265358979) translate (9.381cm 11.891cm)">
          <text:p/>
          <draw:enhanced-geometry draw:mirror-horizontal="false" draw:mirror-vertical="false" svg:viewBox="0 0 21600 21600" draw:type="mso-spt32" draw:enhanced-path="M 0 0 L 21600 21600 N"/>
        </draw:custom-shape>
        <draw:custom-shape draw:name="TextBox 75" draw:style-name="gr26" draw:text-style-name="P17" draw:layer="layout" svg:width="8cm" svg:height="0.758cm" svg:x="2.8cm" svg:y="11.1cm">
          <text:p text:style-name="P16"><text:span text:style-name="T6">REST SUBSCRIPTION NOTIFIC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5" draw:style-name="gr27" draw:text-style-name="P17" draw:layer="layout" svg:width="1.4cm" svg:height="0.758cm" svg:x="11.3cm" svg:y="12.4cm">
          <text:p text:style-name="P16"><text:span text:style-name="T6">. . .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name="Slide Image Placeholder 1" draw:style-name="gr1" draw:layer="layout" svg:width="14.848cm" svg:height="11.136cm" svg:x="3.075cm" svg:y="2.257cm" draw:page-number="3" presentation:class="page"/>
          <draw:frame draw:name="Notes Placeholder 2" presentation:style-name="pr7" draw:text-style-name="P22" draw:layer="layout" svg:width="15.239cm" svg:height="11.429cm" svg:x="1.905cm" svg:y="12.065cm" presentation:class="notes" presentation:user-transformed="true">
            <draw:text-box>
              <text:p text:style-name="P21"><text:span text:style-name="T8"/></text:p>
              <text:p text:style-name="P21"><text:span text:style-name="T8"/></text:p>
            </draw:text-box>
          </draw:frame>
          <draw:frame draw:name="Slide Number Placeholder 3" presentation:style-name="pr8" draw:text-style-name="P24" draw:layer="layout" svg:width="8.254cm" svg:height="1.269cm" svg:x="10.791cm" svg:y="24.126cm" presentation:class="page-number" presentation:user-transformed="true">
            <draw:text-box>
              <text:p text:style-name="P23"><text:span text:style-name="T9"><text:page-number>&lt;numero&gt;</text:page-number></text:span></text:p>
            </draw:text-box>
          </draw:frame>
        </presentation:notes>
      </draw:page>
      <draw:page draw:name="Subscription flow – rainy day (1/2)" draw:style-name="dp1" draw:master-page-name="Title_20_and_20_Content" presentation:presentation-page-layout-name="AL2T11">
        <office:forms form:automatic-focus="false" form:apply-design-mode="false"/>
        <draw:frame draw:name="Title 1" presentation:style-name="pr6" draw:text-style-name="P2" draw:layer="layout" svg:width="22.859cm" svg:height="1.481cm" svg:x="1.27cm" svg:y="0.549cm" presentation:class="title" presentation:user-transformed="true">
          <draw:text-box>
            <text:p text:style-name="P1"><text:span text:style-name="T1">Subscription_Failure.png</text:span></text:p>
          </draw:text-box>
        </draw:frame>
        <draw:custom-shape draw:name="Rectangle 4" draw:style-name="gr28" draw:text-style-name="P15" draw:layer="layout" svg:width="4.2cm" svg:height="2.033cm" svg:x="7.6cm" svg:y="2.887cm">
          <text:p text:style-name="P14"><text:span text:style-name="T5">Subscription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9" draw:text-style-name="P15" draw:layer="layout" svg:width="3.974cm" svg:height="2.033cm" svg:x="17.026cm" svg:y="2.887cm">
          <text:p text:style-name="P14"><text:span text:style-name="T5">E2 Termin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0" draw:text-style-name="P15" draw:layer="layout" svg:width="3.232cm" svg:height="2.033cm" svg:x="12.669cm" svg:y="2.887cm">
          <text:p text:style-name="P14"><text:span text:style-name="T5">Routing</text:span></text:p>
          <text:p text:style-name="P14"><text:span text:style-name="T5">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30" draw:text-style-name="P25" draw:layer="layout" svg:width="2.188cm" svg:height="2.033cm" svg:x="2.034cm" svg:y="2.887cm">
          <text:p text:style-name="P19"><text:span text:style-name="T5">x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31" draw:text-style-name="P17" draw:layer="layout" svg:width="6.972cm" svg:height="0.758cm" svg:x="3.146cm" svg:y="5.64cm">
          <text:p text:style-name="P16"><text:span text:style-name="T6">REST SUBSCRIPTION 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8" draw:style-name="gr13" draw:text-style-name="P18" draw:layer="layout" svg:x1="3.224cm" svg:y1="4.92cm" svg:x2="3.224cm" svg:y2="15.4cm">
          <text:p/>
        </draw:line>
        <draw:line draw:name="Straight Connector 37" draw:style-name="gr13" draw:text-style-name="P18" draw:layer="layout" svg:x1="9.696cm" svg:y1="4.92cm" svg:x2="9.66cm" svg:y2="15.4cm">
          <text:p/>
        </draw:line>
        <draw:custom-shape draw:name="Straight Arrow Connector 38" draw:style-name="gr32" draw:text-style-name="P18" draw:layer="layout" svg:width="6.477cm" svg:height="0.003cm" svg:x="3.224cm" svg:y="6.368cm">
          <text:p/>
          <draw:enhanced-geometry draw:mirror-horizontal="false" draw:mirror-vertical="false" svg:viewBox="0 0 21600 21600" draw:type="mso-spt32" draw:enhanced-path="M 0 0 L 21600 21600 N"/>
        </draw:custom-shape>
        <draw:custom-shape draw:name="Rectangle 49" draw:style-name="gr33" draw:text-style-name="P20" draw:layer="layout" svg:width="1.93cm" svg:height="1.025cm" svg:x="8.701cm" svg:y="8.135cm">
          <text:p text:style-name="P19"><text:span text:style-name="T7"><text:s/></text:span><text:span text:style-name="T7">Logi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34" draw:text-style-name="P15" draw:layer="layout" svg:width="2.957cm" svg:height="2.033cm" svg:x="22.2cm" svg:y="2.887cm">
          <text:p text:style-name="P14"><text:span text:style-name="T5">E2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1" draw:style-name="gr13" draw:text-style-name="P18" draw:layer="layout" svg:x1="14.346cm" svg:y1="4.92cm" svg:x2="14.311cm" svg:y2="15.4cm">
          <text:p/>
        </draw:line>
        <draw:line draw:name="Straight Connector 52" draw:style-name="gr13" draw:text-style-name="P18" draw:layer="layout" svg:x1="19.076cm" svg:y1="4.92cm" svg:x2="19.112cm" svg:y2="15.4cm">
          <text:p/>
        </draw:line>
        <draw:line draw:name="Straight Connector 53" draw:style-name="gr13" draw:text-style-name="P18" draw:layer="layout" svg:x1="23.654cm" svg:y1="4.92cm" svg:x2="23.618cm" svg:y2="15.4cm">
          <text:p/>
        </draw:line>
        <draw:custom-shape draw:name="TextBox 54" draw:style-name="gr35" draw:text-style-name="P17" draw:layer="layout" svg:width="6.726cm" svg:height="0.758cm" svg:x="9.674cm" svg:y="10.377cm">
          <text:p text:style-name="P16"><text:span text:style-name="T6">RIC SUBSCRIPTION 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5" draw:style-name="gr36" draw:text-style-name="P18" draw:layer="layout" svg:width="4.563cm" svg:height="0.022cm" svg:x="19.096cm" svg:y="11.048cm">
          <text:p/>
          <draw:enhanced-geometry draw:mirror-horizontal="false" draw:mirror-vertical="false" svg:viewBox="0 0 21600 21600" draw:type="mso-spt32" draw:enhanced-path="M 0 0 L 21600 21600 N"/>
        </draw:custom-shape>
        <draw:custom-shape draw:name="Straight Arrow Connector 56" draw:style-name="gr37" draw:text-style-name="P18" draw:layer="layout" svg:width="9.374cm" svg:height="0.001cm" svg:x="9.702cm" svg:y="11.068cm">
          <text:p/>
          <draw:enhanced-geometry draw:mirror-horizontal="false" draw:mirror-vertical="false" svg:viewBox="0 0 21600 21600" draw:type="mso-spt32" draw:enhanced-path="M 0 0 L 21600 21600 N"/>
        </draw:custom-shape>
        <draw:custom-shape draw:name="Straight Arrow Connector 61" draw:style-name="gr38" draw:text-style-name="P18" draw:layer="layout" svg:width="9.394cm" svg:height="0.019cm" draw:transform="rotate (-3.14159265358979) translate (19.096cm 12.374cm)">
          <text:p/>
          <draw:enhanced-geometry draw:mirror-horizontal="false" draw:mirror-vertical="false" svg:viewBox="0 0 21600 21600" draw:type="mso-spt32" draw:enhanced-path="M 0 0 L 21600 21600 N"/>
        </draw:custom-shape>
        <draw:custom-shape draw:name="Straight Arrow Connector 64" draw:style-name="gr39" draw:text-style-name="P18" draw:layer="layout" svg:width="4.528cm" svg:height="0.001cm" draw:transform="rotate (-3.14159265358979) translate (23.624cm 12.336cm)">
          <text:p/>
          <draw:enhanced-geometry draw:mirror-horizontal="false" draw:mirror-vertical="true" svg:viewBox="0 0 21600 21600" draw:type="mso-spt32" draw:enhanced-path="M 0 0 L 21600 21600 N"/>
        </draw:custom-shape>
        <draw:custom-shape draw:name="Straight Arrow Connector 65" draw:style-name="gr40" draw:text-style-name="P18" draw:layer="layout" svg:width="6.44cm" svg:height="0.001cm" draw:transform="rotate (-3.14159265358979) translate (9.666cm 13.569cm)">
          <text:p/>
          <draw:enhanced-geometry draw:mirror-horizontal="false" draw:mirror-vertical="false" svg:viewBox="0 0 21600 21600" draw:type="mso-spt32" draw:enhanced-path="M 0 0 L 21600 21600 N"/>
        </draw:custom-shape>
        <draw:custom-shape draw:name="TextBox 68" draw:style-name="gr41" draw:text-style-name="P17" draw:layer="layout" svg:width="6.429cm" svg:height="0.758cm" svg:x="9.571cm" svg:y="11.588cm">
          <text:p text:style-name="P16"><text:span text:style-name="T6">RIC SUBSCRIPTION FAIL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5" draw:style-name="gr42" draw:text-style-name="P17" draw:layer="layout" svg:width="11.376cm" svg:height="0.758cm" svg:x="3.224cm" svg:y="12.826cm">
          <text:p text:style-name="P16"><text:span text:style-name="T6">REST SUBSCRIPTION NOTIFICATION (Failure ca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43" draw:text-style-name="P26" draw:layer="layout" svg:width="21.795cm" svg:height="0.927cm" svg:x="2.179cm" svg:y="15.2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9" draw:style-name="gr44" draw:text-style-name="P18" draw:layer="layout" svg:width="4.651cm" svg:height="0.005cm" svg:x="9.701cm" svg:y="9.914cm">
          <text:p/>
          <draw:enhanced-geometry draw:mirror-horizontal="false" draw:mirror-vertical="false" svg:viewBox="0 0 21600 21600" draw:type="mso-spt32" draw:enhanced-path="M 0 0 L 21600 21600 N"/>
        </draw:custom-shape>
        <draw:custom-shape draw:name="TextBox 30" draw:style-name="gr45" draw:text-style-name="P17" draw:layer="layout" svg:width="3.369cm" svg:height="0.758cm" svg:x="9.631cm" svg:y="9.161cm">
          <text:p text:style-name="P16"><text:span text:style-name="T6">Route cre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1" draw:style-name="gr46" draw:text-style-name="P18" draw:layer="layout" svg:width="4.65cm" svg:height="0.004cm" svg:x="9.666cm" svg:y="14.395cm">
          <text:p/>
          <draw:enhanced-geometry draw:mirror-horizontal="false" draw:mirror-vertical="false" svg:viewBox="0 0 21600 21600" draw:type="mso-spt32" draw:enhanced-path="M 0 0 L 21600 21600 N"/>
        </draw:custom-shape>
        <draw:custom-shape draw:name="TextBox 32" draw:style-name="gr47" draw:text-style-name="P17" draw:layer="layout" svg:width="3.498cm" svg:height="0.758cm" svg:x="9.702cm" svg:y="13.641cm">
          <text:p text:style-name="P16"><text:span text:style-name="T6">Route dele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5" draw:style-name="gr40" draw:text-style-name="P18" draw:layer="layout" svg:width="6.44cm" svg:height="0.001cm" draw:transform="rotate (-3.14159265358979) translate (9.665cm 7.569cm)">
          <text:p/>
          <draw:enhanced-geometry draw:mirror-horizontal="false" draw:mirror-vertical="false" svg:viewBox="0 0 21600 21600" draw:type="mso-spt32" draw:enhanced-path="M 0 0 L 21600 21600 N"/>
        </draw:custom-shape>
        <draw:custom-shape draw:name="TextBox 75" draw:style-name="gr48" draw:text-style-name="P17" draw:layer="layout" svg:width="7.395cm" svg:height="0.758cm" svg:x="3.1cm" svg:y="6.7cm">
          <text:p text:style-name="P16"><text:span text:style-name="T6">REST SUBSCRIPTION RESPONS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name="Slide Image Placeholder 1" draw:style-name="gr1" draw:layer="layout" svg:width="14.848cm" svg:height="11.136cm" svg:x="3.075cm" svg:y="2.257cm" draw:page-number="4" presentation:class="page"/>
          <draw:frame draw:name="Notes Placeholder 2" presentation:style-name="pr7" draw:text-style-name="P22" draw:layer="layout" svg:width="15.239cm" svg:height="11.429cm" svg:x="1.905cm" svg:y="12.065cm" presentation:class="notes" presentation:user-transformed="true">
            <draw:text-box>
              <text:p text:style-name="P21"><text:span text:style-name="T10">Which rules specified by xApp Manager versus Sub Manager?</text:span></text:p>
              <text:p text:style-name="P21"><text:span text:style-name="T10"/></text:p>
            </draw:text-box>
          </draw:frame>
          <draw:frame draw:name="Slide Number Placeholder 3" presentation:style-name="pr8" draw:text-style-name="P24" draw:layer="layout" svg:width="8.254cm" svg:height="1.269cm" svg:x="10.791cm" svg:y="24.126cm" presentation:class="page-number" presentation:user-transformed="true">
            <draw:text-box>
              <text:p text:style-name="P23"><text:span text:style-name="T9"><text:page-number>&lt;numero&gt;</text:page-number></text:span></text:p>
            </draw:text-box>
          </draw:frame>
        </presentation:notes>
      </draw:page>
      <draw:page draw:name="page5" draw:style-name="dp1" draw:master-page-name="Title_20_and_20_Content" presentation:presentation-page-layout-name="AL2T11">
        <office:forms form:automatic-focus="false" form:apply-design-mode="false"/>
        <draw:frame draw:name="Title 1" presentation:style-name="pr6" draw:text-style-name="P2" draw:layer="layout" svg:width="22.859cm" svg:height="1.481cm" svg:x="1.27cm" svg:y="0.549cm" presentation:class="title" presentation:user-transformed="true">
          <draw:text-box>
            <text:p text:style-name="P1"><text:span text:style-name="T1">Subscription_Timeout.png</text:span></text:p>
          </draw:text-box>
        </draw:frame>
        <draw:custom-shape draw:name="Rectangle 4" draw:style-name="gr49" draw:text-style-name="P15" draw:layer="layout" svg:width="4.2cm" svg:height="2.033cm" svg:x="7.6cm" svg:y="2.887cm">
          <text:p text:style-name="P14"><text:span text:style-name="T5">Subscription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0" draw:text-style-name="P15" draw:layer="layout" svg:width="3.974cm" svg:height="2.033cm" svg:x="17.026cm" svg:y="2.887cm">
          <text:p text:style-name="P14"><text:span text:style-name="T5">E2 Termin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51" draw:text-style-name="P15" draw:layer="layout" svg:width="3.232cm" svg:height="2.033cm" svg:x="12.669cm" svg:y="2.887cm">
          <text:p text:style-name="P14"><text:span text:style-name="T5">Routing</text:span></text:p>
          <text:p text:style-name="P14"><text:span text:style-name="T5">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52" draw:text-style-name="P25" draw:layer="layout" svg:width="2.188cm" svg:height="2.033cm" svg:x="2.034cm" svg:y="2.887cm">
          <text:p text:style-name="P19"><text:span text:style-name="T5">x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53" draw:text-style-name="P17" draw:layer="layout" svg:width="6.972cm" svg:height="0.758cm" svg:x="3.093cm" svg:y="5.613cm">
          <text:p text:style-name="P16"><text:span text:style-name="T6">REST SUBSCRIPTION 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8" draw:style-name="gr13" draw:text-style-name="P18" draw:layer="layout" svg:x1="3.224cm" svg:y1="4.92cm" svg:x2="3.224cm" svg:y2="16.2cm">
          <text:p/>
        </draw:line>
        <draw:line draw:name="Straight Connector 37" draw:style-name="gr13" draw:text-style-name="P18" draw:layer="layout" svg:x1="9.701cm" svg:y1="4.92cm" svg:x2="9.701cm" svg:y2="16.2cm">
          <text:p/>
        </draw:line>
        <draw:custom-shape draw:name="Straight Arrow Connector 38" draw:style-name="gr32" draw:text-style-name="P18" draw:layer="layout" svg:width="6.477cm" svg:height="0.017cm" svg:x="3.224cm" svg:y="6.327cm">
          <text:p/>
          <draw:enhanced-geometry draw:mirror-horizontal="false" draw:mirror-vertical="true" svg:viewBox="0 0 21600 21600" draw:type="mso-spt32" draw:enhanced-path="M 0 0 L 21600 21600 N"/>
        </draw:custom-shape>
        <draw:custom-shape draw:name="Rectangle 49" draw:style-name="gr54" draw:text-style-name="P20" draw:layer="layout" svg:width="1.93cm" svg:height="1.025cm" svg:x="8.701cm" svg:y="8.035cm">
          <text:p text:style-name="P19"><text:span text:style-name="T7"><text:s/></text:span><text:span text:style-name="T7">Logi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55" draw:text-style-name="P15" draw:layer="layout" svg:width="2.957cm" svg:height="2.033cm" svg:x="22.2cm" svg:y="2.887cm">
          <text:p text:style-name="P14"><text:span text:style-name="T5">E2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1" draw:style-name="gr13" draw:text-style-name="P18" draw:layer="layout" svg:x1="14.352cm" svg:y1="4.92cm" svg:x2="14.311cm" svg:y2="16.2cm">
          <text:p/>
        </draw:line>
        <draw:line draw:name="Straight Connector 52" draw:style-name="gr13" draw:text-style-name="P18" draw:layer="layout" svg:x1="19.076cm" svg:y1="4.92cm" svg:x2="19.098cm" svg:y2="16.2cm">
          <text:p/>
        </draw:line>
        <draw:line draw:name="Straight Connector 53" draw:style-name="gr13" draw:text-style-name="P18" draw:layer="layout" svg:x1="23.659cm" svg:y1="4.92cm" svg:x2="23.619cm" svg:y2="16.2cm">
          <text:p/>
        </draw:line>
        <draw:custom-shape draw:name="TextBox 54" draw:style-name="gr56" draw:text-style-name="P17" draw:layer="layout" svg:width="6.726cm" svg:height="0.758cm" svg:x="9.674cm" svg:y="10.277cm">
          <text:p text:style-name="P16"><text:span text:style-name="T6">RIC SUBSCRIPTION 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5" draw:style-name="gr36" draw:text-style-name="P18" draw:layer="layout" svg:width="4.563cm" svg:height="0.022cm" svg:x="19.096cm" svg:y="10.948cm">
          <text:p/>
          <draw:enhanced-geometry draw:mirror-horizontal="false" draw:mirror-vertical="false" svg:viewBox="0 0 21600 21600" draw:type="mso-spt32" draw:enhanced-path="M 0 0 L 21600 21600 N"/>
        </draw:custom-shape>
        <draw:custom-shape draw:name="Straight Arrow Connector 56" draw:style-name="gr37" draw:text-style-name="P18" draw:layer="layout" svg:width="9.374cm" svg:height="0.001cm" svg:x="9.702cm" svg:y="10.968cm">
          <text:p/>
          <draw:enhanced-geometry draw:mirror-horizontal="false" draw:mirror-vertical="false" svg:viewBox="0 0 21600 21600" draw:type="mso-spt32" draw:enhanced-path="M 0 0 L 21600 21600 N"/>
        </draw:custom-shape>
        <draw:custom-shape draw:name="TextBox 68" draw:style-name="gr57" draw:text-style-name="P17" draw:layer="layout" svg:width="2.429cm" svg:height="0.758cm" svg:x="7.571cm" svg:y="11.688cm">
          <text:p text:style-name="P16"><text:span text:style-name="T11">Time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9" draw:style-name="gr44" draw:text-style-name="P18" draw:layer="layout" svg:width="4.651cm" svg:height="0.001cm" svg:x="9.701cm" svg:y="9.814cm">
          <text:p/>
          <draw:enhanced-geometry draw:mirror-horizontal="false" draw:mirror-vertical="false" svg:viewBox="0 0 21600 21600" draw:type="mso-spt32" draw:enhanced-path="M 0 0 L 21600 21600 N"/>
        </draw:custom-shape>
        <draw:custom-shape draw:name="TextBox 30" draw:style-name="gr58" draw:text-style-name="P17" draw:layer="layout" svg:width="3.369cm" svg:height="0.758cm" svg:x="9.631cm" svg:y="9.061cm">
          <text:p text:style-name="P16"><text:span text:style-name="T6">Route cre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1" draw:style-name="gr46" draw:text-style-name="P18" draw:layer="layout" svg:width="4.65cm" svg:height="0.004cm" svg:x="9.666cm" svg:y="15.695cm">
          <text:p/>
          <draw:enhanced-geometry draw:mirror-horizontal="false" draw:mirror-vertical="false" svg:viewBox="0 0 21600 21600" draw:type="mso-spt32" draw:enhanced-path="M 0 0 L 21600 21600 N"/>
        </draw:custom-shape>
        <draw:custom-shape draw:name="TextBox 32" draw:style-name="gr59" draw:text-style-name="P17" draw:layer="layout" svg:width="3.498cm" svg:height="0.758cm" svg:x="9.602cm" svg:y="14.941cm">
          <text:p text:style-name="P16"><text:span text:style-name="T6">Route dele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6" draw:style-name="gr60" draw:text-style-name="P18" draw:layer="layout" svg:width="9.393cm" svg:height="0.008cm" svg:x="9.703cm" svg:y="13.96cm">
          <text:p/>
          <draw:enhanced-geometry draw:mirror-horizontal="false" draw:mirror-vertical="true" svg:viewBox="0 0 21600 21600" draw:type="mso-spt32" draw:enhanced-path="M 0 0 L 21600 21600 N"/>
        </draw:custom-shape>
        <draw:custom-shape draw:name="Straight Arrow Connector 55" draw:style-name="gr36" draw:text-style-name="P18" draw:layer="layout" svg:width="4.563cm" svg:height="0.001cm" svg:x="19.096cm" svg:y="13.96cm">
          <text:p/>
          <draw:enhanced-geometry draw:mirror-horizontal="false" draw:mirror-vertical="false" svg:viewBox="0 0 21600 21600" draw:type="mso-spt32" draw:enhanced-path="M 0 0 L 21600 21600 N"/>
        </draw:custom-shape>
        <draw:custom-shape draw:name="Straight Arrow Connector 56" draw:style-name="gr61" draw:text-style-name="P18" draw:layer="layout" svg:width="9.372cm" svg:height="0.006cm" svg:x="9.704cm" svg:y="14.767cm">
          <text:p/>
          <draw:enhanced-geometry draw:mirror-horizontal="true" draw:mirror-vertical="false" svg:viewBox="0 0 21600 21600" draw:type="mso-spt32" draw:enhanced-path="M 0 0 L 21600 21600 N"/>
        </draw:custom-shape>
        <draw:custom-shape draw:name="Straight Arrow Connector 55" draw:style-name="gr39" draw:text-style-name="P18" draw:layer="layout" svg:width="4.528cm" svg:height="0.001cm" svg:x="19.096cm" svg:y="14.772cm">
          <text:p/>
          <draw:enhanced-geometry draw:mirror-horizontal="true" draw:mirror-vertical="false" svg:viewBox="0 0 21600 21600" draw:type="mso-spt32" draw:enhanced-path="M 0 0 L 21600 21600 N"/>
        </draw:custom-shape>
        <draw:custom-shape draw:name="TextBox 54" draw:style-name="gr62" draw:text-style-name="P17" draw:layer="layout" svg:width="8.526cm" svg:height="0.758cm" svg:x="9.674cm" svg:y="13.277cm">
          <text:p text:style-name="P16"><text:span text:style-name="T12">RIC SUBSCRIPTION DELETE </text:span><text:span text:style-name="T6">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63" draw:text-style-name="P17" draw:layer="layout" svg:width="8.804cm" svg:height="0.758cm" svg:x="9.674cm" svg:y="14.077cm">
          <text:p text:style-name="P16"><text:span text:style-name="T12">RIC SUBSCRIPTION</text:span><text:span text:style-name="T6"> DELETE 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5" draw:style-name="gr40" draw:text-style-name="P18" draw:layer="layout" svg:width="6.44cm" svg:height="0.001cm" draw:transform="rotate (-3.14159265358979) translate (9.665cm 7.622cm)">
          <text:p/>
          <draw:enhanced-geometry draw:mirror-horizontal="false" draw:mirror-vertical="false" svg:viewBox="0 0 21600 21600" draw:type="mso-spt32" draw:enhanced-path="M 0 0 L 21600 21600 N"/>
        </draw:custom-shape>
        <draw:custom-shape draw:name="TextBox 75" draw:style-name="gr64" draw:text-style-name="P17" draw:layer="layout" svg:width="7.395cm" svg:height="0.758cm" svg:x="3.1cm" svg:y="6.753cm">
          <text:p text:style-name="P16"><text:span text:style-name="T6">REST SUBSCRIPTION RESPONS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5" draw:style-name="gr40" draw:text-style-name="P18" draw:layer="layout" svg:width="6.44cm" svg:height="0.001cm" draw:transform="rotate (-3.14159265358979) translate (9.665cm 13.322cm)">
          <text:p/>
          <draw:enhanced-geometry draw:mirror-horizontal="false" draw:mirror-vertical="false" svg:viewBox="0 0 21600 21600" draw:type="mso-spt32" draw:enhanced-path="M 0 0 L 21600 21600 N"/>
        </draw:custom-shape>
        <draw:custom-shape draw:name="TextBox 75" draw:style-name="gr65" draw:text-style-name="P27" draw:layer="layout" svg:width="11.376cm" svg:height="0.758cm" svg:x="3.224cm" svg:y="12.526cm">
          <text:p text:style-name="P16"><text:span text:style-name="T12">REST SUBSCRIPTION NOTIFICATION (Failure cause</text:span><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name="Slide Image Placeholder 1" draw:style-name="gr1" draw:layer="layout" svg:width="14.848cm" svg:height="11.136cm" svg:x="3.075cm" svg:y="2.257cm" draw:page-number="5" presentation:class="page"/>
          <draw:frame draw:name="Notes Placeholder 2" presentation:style-name="pr7" draw:text-style-name="P22" draw:layer="layout" svg:width="15.239cm" svg:height="11.429cm" svg:x="1.905cm" svg:y="12.065cm" presentation:class="notes" presentation:user-transformed="true">
            <draw:text-box>
              <text:p text:style-name="P21"><text:span text:style-name="T10">Which rules specified by xApp Manager versus Sub Manager?</text:span></text:p>
              <text:p text:style-name="P21"><text:span text:style-name="T10"/></text:p>
            </draw:text-box>
          </draw:frame>
          <draw:frame draw:name="Slide Number Placeholder 3" presentation:style-name="pr8" draw:text-style-name="P24" draw:layer="layout" svg:width="8.254cm" svg:height="1.269cm" svg:x="10.791cm" svg:y="24.126cm" presentation:class="page-number" presentation:user-transformed="true">
            <draw:text-box>
              <text:p text:style-name="P23"><text:span text:style-name="T9"><text:page-number>&lt;numero&gt;</text:page-number></text:span></text:p>
            </draw:text-box>
          </draw:frame>
        </presentation:notes>
      </draw:page>
      <draw:page draw:name="page6" draw:style-name="dp1" draw:master-page-name="Title_20_and_20_Content" presentation:presentation-page-layout-name="AL2T11">
        <office:forms form:automatic-focus="false" form:apply-design-mode="false"/>
        <draw:frame draw:name="Title 1" presentation:style-name="pr6" draw:text-style-name="P2" draw:layer="layout" svg:width="22.859cm" svg:height="1.481cm" svg:x="1.27cm" svg:y="0.121cm" presentation:class="title" presentation:user-transformed="true">
          <draw:text-box>
            <text:p text:style-name="P1"><text:span text:style-name="T1">Successful_Subscription_Delete.png</text:span></text:p>
          </draw:text-box>
        </draw:frame>
        <draw:custom-shape draw:name="Rectangle 4" draw:style-name="gr66" draw:text-style-name="P15" draw:layer="layout" svg:width="4.4cm" svg:height="2.033cm" svg:x="7.1cm" svg:y="1.817cm">
          <text:p text:style-name="P14"><text:span text:style-name="T5">Subscription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7" draw:text-style-name="P15" draw:layer="layout" svg:width="3.894cm" svg:height="2.033cm" svg:x="16.706cm" svg:y="1.817cm">
          <text:p text:style-name="P14"><text:span text:style-name="T13">E2 </text:span><text:span text:style-name="T5">Termin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68" draw:text-style-name="P15" draw:layer="layout" svg:width="3.852cm" svg:height="2.033cm" svg:x="12.048cm" svg:y="1.817cm">
          <text:p text:style-name="P14"><text:span text:style-name="T5">Routing</text:span></text:p>
          <text:p text:style-name="P14"><text:span text:style-name="T5">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69" draw:text-style-name="P15" draw:layer="layout" svg:width="2.188cm" svg:height="2.033cm" svg:x="1.714cm" svg:y="1.817cm">
          <text:p text:style-name="P14"><text:span text:style-name="T5">x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70" draw:text-style-name="P17" draw:layer="layout" svg:width="8.729cm" svg:height="0.758cm" svg:x="2.848cm" svg:y="4.461cm">
          <text:p text:style-name="P16"><text:span text:style-name="T6">REST SUBSCRIPTION DELETE 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8" draw:style-name="gr13" draw:text-style-name="P18" draw:layer="layout" svg:x1="2.903cm" svg:y1="3.851cm" svg:x2="2.903cm" svg:y2="11.651cm">
          <text:p/>
        </draw:line>
        <draw:line draw:name="Straight Connector 37" draw:style-name="gr13" draw:text-style-name="P18" draw:layer="layout" svg:x1="9.38cm" svg:y1="3.851cm" svg:x2="9.38cm" svg:y2="11.651cm">
          <text:p/>
        </draw:line>
        <draw:custom-shape draw:name="Straight Arrow Connector 38" draw:style-name="gr14" draw:text-style-name="P18" draw:layer="layout" svg:width="6.476cm" svg:height="0.001cm" svg:x="2.904cm" svg:y="5.299cm">
          <text:p/>
          <draw:enhanced-geometry draw:mirror-horizontal="false" draw:mirror-vertical="false" svg:viewBox="0 0 21600 21600" draw:type="mso-spt32" draw:enhanced-path="M 0 0 L 21600 21600 N"/>
        </draw:custom-shape>
        <draw:custom-shape draw:name="Rectangle 49" draw:style-name="gr71" draw:text-style-name="P20" draw:layer="layout" svg:width="1.93cm" svg:height="1.025cm" svg:x="8.38cm" svg:y="6.713cm">
          <text:p text:style-name="P19"><text:span text:style-name="T7"><text:s/></text:span><text:span text:style-name="T7">Logi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1" draw:style-name="gr13" draw:text-style-name="P18" draw:layer="layout" svg:x1="14.026cm" svg:y1="3.851cm" svg:x2="13.996cm" svg:y2="11.651cm">
          <text:p/>
        </draw:line>
        <draw:line draw:name="Straight Connector 52" draw:style-name="gr13" draw:text-style-name="P18" draw:layer="layout" svg:x1="18.655cm" svg:y1="3.851cm" svg:x2="18.655cm" svg:y2="11.651cm">
          <text:p/>
        </draw:line>
        <draw:line draw:name="Straight Connector 53" draw:style-name="gr13" draw:text-style-name="P18" draw:layer="layout" svg:x1="23.441cm" svg:y1="3.854cm" svg:x2="23.436cm" svg:y2="11.654cm">
          <text:p/>
        </draw:line>
        <draw:custom-shape draw:name="TextBox 54" draw:style-name="gr72" draw:text-style-name="P17" draw:layer="layout" svg:width="8.419cm" svg:height="0.758cm" svg:x="9.381cm" svg:y="8cm">
          <text:p text:style-name="P16"><text:span text:style-name="T12">RIC SUBSCRIPTION </text:span><text:span text:style-name="T6">DELETE 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5" draw:style-name="gr73" draw:text-style-name="P18" draw:layer="layout" svg:width="4.781cm" svg:height="0.001cm" svg:x="18.655cm" svg:y="8.615cm">
          <text:p/>
          <draw:enhanced-geometry draw:mirror-horizontal="false" draw:mirror-vertical="false" svg:viewBox="0 0 21600 21600" draw:type="mso-spt32" draw:enhanced-path="M 0 0 L 21600 21600 N"/>
        </draw:custom-shape>
        <draw:custom-shape draw:name="Straight Arrow Connector 56" draw:style-name="gr74" draw:text-style-name="P18" draw:layer="layout" svg:width="9.274cm" svg:height="0.002cm" svg:x="9.381cm" svg:y="8.613cm">
          <text:p/>
          <draw:enhanced-geometry draw:mirror-horizontal="false" draw:mirror-vertical="false" svg:viewBox="0 0 21600 21600" draw:type="mso-spt32" draw:enhanced-path="M 0 0 L 21600 21600 N"/>
        </draw:custom-shape>
        <draw:custom-shape draw:name="Straight Arrow Connector 61" draw:style-name="gr75" draw:text-style-name="P18" draw:layer="layout" svg:width="9.273cm" svg:height="0.02cm" draw:transform="rotate (-3.14159265358979) translate (18.655cm 9.911cm)">
          <text:p/>
          <draw:enhanced-geometry draw:mirror-horizontal="false" draw:mirror-vertical="false" svg:viewBox="0 0 21600 21600" draw:type="mso-spt32" draw:enhanced-path="M 0 0 L 21600 21600 N"/>
        </draw:custom-shape>
        <draw:custom-shape draw:name="Straight Arrow Connector 64" draw:style-name="gr76" draw:text-style-name="P18" draw:layer="layout" svg:width="4.786cm" svg:height="0.001cm" draw:transform="rotate (-3.14159265358979) translate (23.441cm 9.872cm)">
          <text:p/>
          <draw:enhanced-geometry draw:mirror-horizontal="false" draw:mirror-vertical="true" svg:viewBox="0 0 21600 21600" draw:type="mso-spt32" draw:enhanced-path="M 0 0 L 21600 21600 N"/>
        </draw:custom-shape>
        <draw:custom-shape draw:name="Straight Arrow Connector 65" draw:style-name="gr14" draw:text-style-name="P18" draw:layer="layout" svg:width="6.476cm" svg:height="0.003cm" draw:transform="rotate (-3.14159265358979) translate (9.381cm 6.392cm)">
          <text:p/>
          <draw:enhanced-geometry draw:mirror-horizontal="false" draw:mirror-vertical="false" svg:viewBox="0 0 21600 21600" draw:type="mso-spt32" draw:enhanced-path="M 0 0 L 21600 21600 N"/>
        </draw:custom-shape>
        <draw:custom-shape draw:name="TextBox 68" draw:style-name="gr77" draw:text-style-name="P17" draw:layer="layout" svg:width="8.65cm" svg:height="0.758cm" svg:x="9.35cm" svg:y="9.232cm">
          <text:p text:style-name="P16"><text:span text:style-name="T12">RIC SUBSCRIPTION</text:span><text:span text:style-name="T6"> DELETE 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9" draw:style-name="gr78" draw:text-style-name="P18" draw:layer="layout" svg:width="4.616cm" svg:height="0.001cm" svg:x="9.38cm" svg:y="10.892cm">
          <text:p/>
          <draw:enhanced-geometry draw:mirror-horizontal="false" draw:mirror-vertical="false" svg:viewBox="0 0 21600 21600" draw:type="mso-spt32" draw:enhanced-path="M 0 0 L 21600 21600 N"/>
        </draw:custom-shape>
        <draw:custom-shape draw:name="TextBox 74" draw:style-name="gr79" draw:text-style-name="P17" draw:layer="layout" svg:width="3.752cm" svg:height="0.758cm" svg:x="9.348cm" svg:y="10.139cm">
          <text:p text:style-name="P16"><text:span text:style-name="T6">Route dele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5" draw:style-name="gr80" draw:text-style-name="P17" draw:layer="layout" svg:width="9.195cm" svg:height="0.758cm" svg:x="2.905cm" svg:y="5.634cm">
          <text:p text:style-name="P16"><text:span text:style-name="T12">REST SUBSCRIPTION</text:span><text:span text:style-name="T6"> DELETE RESPONS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81" draw:text-style-name="P15" draw:layer="layout" svg:width="2.957cm" svg:height="2.033cm" svg:x="22cm" svg:y="1.819cm">
          <text:p text:style-name="P14"><text:span text:style-name="T5">E2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name="Slide Image Placeholder 1" draw:style-name="gr1" draw:layer="layout" svg:width="14.848cm" svg:height="11.136cm" svg:x="3.075cm" svg:y="2.257cm" draw:page-number="6" presentation:class="page"/>
          <draw:frame draw:name="Notes Placeholder 2" presentation:style-name="pr7" draw:text-style-name="P22" draw:layer="layout" svg:width="15.239cm" svg:height="11.429cm" svg:x="1.905cm" svg:y="12.065cm" presentation:class="notes" presentation:user-transformed="true">
            <draw:text-box>
              <text:p text:style-name="P21"><text:span text:style-name="T8"/></text:p>
              <text:p text:style-name="P21"><text:span text:style-name="T8"/></text:p>
            </draw:text-box>
          </draw:frame>
          <draw:frame draw:name="Slide Number Placeholder 3" presentation:style-name="pr8" draw:text-style-name="P24" draw:layer="layout" svg:width="8.254cm" svg:height="1.269cm" svg:x="10.791cm" svg:y="24.126cm" presentation:class="page-number" presentation:user-transformed="true">
            <draw:text-box>
              <text:p text:style-name="P23"><text:span text:style-name="T9"><text:page-number>&lt;numero&gt;</text:page-number></text:span></text:p>
            </draw:text-box>
          </draw:frame>
        </presentation:notes>
      </draw:page>
      <draw:page draw:name="page7" draw:style-name="dp1" draw:master-page-name="Title_20_and_20_Content" presentation:presentation-page-layout-name="AL2T11">
        <office:forms form:automatic-focus="false" form:apply-design-mode="false"/>
        <draw:frame draw:name="Title 1" presentation:style-name="pr6" draw:text-style-name="P2" draw:layer="layout" svg:width="22.859cm" svg:height="1.481cm" svg:x="0.97cm" svg:y="0.549cm" presentation:class="title" presentation:user-transformed="true">
          <draw:text-box>
            <text:p text:style-name="P1"><text:span text:style-name="T1">Subscription_Delete_Failure.png</text:span></text:p>
          </draw:text-box>
        </draw:frame>
        <draw:custom-shape draw:name="Rectangle 4" draw:style-name="gr82" draw:text-style-name="P15" draw:layer="layout" svg:width="4.2cm" svg:height="2.033cm" svg:x="7.3cm" svg:y="2.887cm">
          <text:p text:style-name="P14"><text:span text:style-name="T5">Subscription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3" draw:text-style-name="P15" draw:layer="layout" svg:width="3.974cm" svg:height="2.033cm" svg:x="16.726cm" svg:y="2.887cm">
          <text:p text:style-name="P14"><text:span text:style-name="T13">E2 </text:span><text:span text:style-name="T5">Termin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84" draw:text-style-name="P15" draw:layer="layout" svg:width="3.232cm" svg:height="2.033cm" svg:x="12.369cm" svg:y="2.887cm">
          <text:p text:style-name="P14"><text:span text:style-name="T5">Routing</text:span></text:p>
          <text:p text:style-name="P14"><text:span text:style-name="T5">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85" draw:text-style-name="P25" draw:layer="layout" svg:width="2.188cm" svg:height="2.033cm" svg:x="1.734cm" svg:y="2.887cm">
          <text:p text:style-name="P19"><text:span text:style-name="T5">x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86" draw:text-style-name="P17" draw:layer="layout" svg:width="8.729cm" svg:height="0.758cm" svg:x="2.824cm" svg:y="5.442cm">
          <text:p text:style-name="P16"><text:span text:style-name="T6">REST SUBSCRIPTION DELETE 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8" draw:style-name="gr13" draw:text-style-name="P18" draw:layer="layout" svg:x1="2.924cm" svg:y1="4.92cm" svg:x2="2.924cm" svg:y2="13.12cm">
          <text:p/>
        </draw:line>
        <draw:line draw:name="Straight Connector 37" draw:style-name="gr13" draw:text-style-name="P18" draw:layer="layout" svg:x1="9.396cm" svg:y1="4.92cm" svg:x2="9.366cm" svg:y2="13.12cm">
          <text:p/>
        </draw:line>
        <draw:custom-shape draw:name="Straight Arrow Connector 38" draw:style-name="gr32" draw:text-style-name="P18" draw:layer="layout" svg:width="6.477cm" svg:height="0.003cm" svg:x="2.924cm" svg:y="6.368cm">
          <text:p/>
          <draw:enhanced-geometry draw:mirror-horizontal="false" draw:mirror-vertical="false" svg:viewBox="0 0 21600 21600" draw:type="mso-spt32" draw:enhanced-path="M 0 0 L 21600 21600 N"/>
        </draw:custom-shape>
        <draw:custom-shape draw:name="Rectangle 49" draw:style-name="gr87" draw:text-style-name="P20" draw:layer="layout" svg:width="1.93cm" svg:height="1.025cm" svg:x="8.401cm" svg:y="7.935cm">
          <text:p text:style-name="P19"><text:span text:style-name="T7"><text:s/></text:span><text:span text:style-name="T7">Logi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88" draw:text-style-name="P15" draw:layer="layout" svg:width="3.157cm" svg:height="2.033cm" svg:x="21.9cm" svg:y="2.887cm">
          <text:p text:style-name="P14"><text:span text:style-name="T5">E2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1" draw:style-name="gr13" draw:text-style-name="P18" draw:layer="layout" svg:x1="14.046cm" svg:y1="4.92cm" svg:x2="14.016cm" svg:y2="13.12cm">
          <text:p/>
        </draw:line>
        <draw:line draw:name="Straight Connector 52" draw:style-name="gr13" draw:text-style-name="P18" draw:layer="layout" svg:x1="18.676cm" svg:y1="4.92cm" svg:x2="18.706cm" svg:y2="13.12cm">
          <text:p/>
        </draw:line>
        <draw:line draw:name="Straight Connector 53" draw:style-name="gr13" draw:text-style-name="P18" draw:layer="layout" svg:x1="23.454cm" svg:y1="4.92cm" svg:x2="23.424cm" svg:y2="13.12cm">
          <text:p/>
        </draw:line>
        <draw:custom-shape draw:name="TextBox 54" draw:style-name="gr89" draw:text-style-name="P17" draw:layer="layout" svg:width="8.426cm" svg:height="0.758cm" svg:x="9.274cm" svg:y="9.277cm">
          <text:p text:style-name="P16"><text:span text:style-name="T12">RIC SUBSCRIPTION </text:span><text:span text:style-name="T6">DELETE 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5" draw:style-name="gr90" draw:text-style-name="P18" draw:layer="layout" svg:width="4.748cm" svg:height="0.001cm" svg:x="18.706cm" svg:y="9.948cm">
          <text:p/>
          <draw:enhanced-geometry draw:mirror-horizontal="false" draw:mirror-vertical="false" svg:viewBox="0 0 21600 21600" draw:type="mso-spt32" draw:enhanced-path="M 0 0 L 21600 21600 N"/>
        </draw:custom-shape>
        <draw:custom-shape draw:name="Straight Arrow Connector 56" draw:style-name="gr74" draw:text-style-name="P18" draw:layer="layout" svg:width="9.274cm" svg:height="0.021cm" svg:x="9.402cm" svg:y="9.929cm">
          <text:p/>
          <draw:enhanced-geometry draw:mirror-horizontal="false" draw:mirror-vertical="true" svg:viewBox="0 0 21600 21600" draw:type="mso-spt32" draw:enhanced-path="M 0 0 L 21600 21600 N"/>
        </draw:custom-shape>
        <draw:custom-shape draw:name="Straight Arrow Connector 61" draw:style-name="gr74" draw:text-style-name="P18" draw:layer="layout" svg:width="9.274cm" svg:height="0.019cm" draw:transform="rotate (-3.14159265358979) translate (18.676cm 11.374cm)">
          <text:p/>
          <draw:enhanced-geometry draw:mirror-horizontal="false" draw:mirror-vertical="false" svg:viewBox="0 0 21600 21600" draw:type="mso-spt32" draw:enhanced-path="M 0 0 L 21600 21600 N"/>
        </draw:custom-shape>
        <draw:custom-shape draw:name="Straight Arrow Connector 64" draw:style-name="gr91" draw:text-style-name="P18" draw:layer="layout" svg:width="4.718cm" svg:height="0.001cm" draw:transform="rotate (-3.14159265358979) translate (23.424cm 11.336cm)">
          <text:p/>
          <draw:enhanced-geometry draw:mirror-horizontal="false" draw:mirror-vertical="true" svg:viewBox="0 0 21600 21600" draw:type="mso-spt32" draw:enhanced-path="M 0 0 L 21600 21600 N"/>
        </draw:custom-shape>
        <draw:custom-shape draw:name="Straight Arrow Connector 65" draw:style-name="gr40" draw:text-style-name="P18" draw:layer="layout" svg:width="6.44cm" svg:height="0.003cm" draw:transform="rotate (-3.14159265358979) translate (9.366cm 7.569cm)">
          <text:p/>
          <draw:enhanced-geometry draw:mirror-horizontal="false" draw:mirror-vertical="false" svg:viewBox="0 0 21600 21600" draw:type="mso-spt32" draw:enhanced-path="M 0 0 L 21600 21600 N"/>
        </draw:custom-shape>
        <draw:custom-shape draw:name="TextBox 68" draw:style-name="gr92" draw:text-style-name="P17" draw:layer="layout" svg:width="8.229cm" svg:height="0.758cm" svg:x="9.271cm" svg:y="10.588cm">
          <text:p text:style-name="P16"><text:span text:style-name="T12">RIC SUBSCRIPTION </text:span><text:span text:style-name="T6">DELETE FAIL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5" draw:style-name="gr93" draw:text-style-name="P17" draw:layer="layout" svg:width="9.176cm" svg:height="0.758cm" svg:x="2.924cm" svg:y="6.726cm">
          <text:p text:style-name="P16"><text:span text:style-name="T6">REST SUBSCRIPTION DELETE RESPONS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94" draw:text-style-name="P17" draw:layer="layout" svg:width="21.795cm" svg:height="0.927cm" svg:x="1.879cm" svg:y="15.2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1" draw:style-name="gr46" draw:text-style-name="P18" draw:layer="layout" svg:width="4.65cm" svg:height="0.004cm" svg:x="9.366cm" svg:y="12.295cm">
          <text:p/>
          <draw:enhanced-geometry draw:mirror-horizontal="false" draw:mirror-vertical="false" svg:viewBox="0 0 21600 21600" draw:type="mso-spt32" draw:enhanced-path="M 0 0 L 21600 21600 N"/>
        </draw:custom-shape>
        <draw:custom-shape draw:name="TextBox 32" draw:style-name="gr95" draw:text-style-name="P17" draw:layer="layout" svg:width="3.498cm" svg:height="0.758cm" svg:x="9.302cm" svg:y="11.541cm">
          <text:p text:style-name="P16"><text:span text:style-name="T6">Route dele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name="Slide Image Placeholder 1" draw:style-name="gr1" draw:layer="layout" svg:width="14.848cm" svg:height="11.136cm" svg:x="3.075cm" svg:y="2.257cm" draw:page-number="7" presentation:class="page"/>
          <draw:frame draw:name="Notes Placeholder 2" presentation:style-name="pr7" draw:text-style-name="P22" draw:layer="layout" svg:width="15.239cm" svg:height="11.429cm" svg:x="1.905cm" svg:y="12.065cm" presentation:class="notes" presentation:user-transformed="true">
            <draw:text-box>
              <text:p text:style-name="P21"><text:span text:style-name="T10">Which rules specified by xApp Manager versus Sub Manager?</text:span></text:p>
              <text:p text:style-name="P21"><text:span text:style-name="T10"/></text:p>
            </draw:text-box>
          </draw:frame>
          <draw:frame draw:name="Slide Number Placeholder 3" presentation:style-name="pr8" draw:text-style-name="P24" draw:layer="layout" svg:width="8.254cm" svg:height="1.269cm" svg:x="10.791cm" svg:y="24.126cm" presentation:class="page-number" presentation:user-transformed="true">
            <draw:text-box>
              <text:p text:style-name="P23"><text:span text:style-name="T9"><text:page-number>&lt;numero&gt;</text:page-number></text:span></text:p>
            </draw:text-box>
          </draw:frame>
        </presentation:notes>
      </draw:page>
      <draw:page draw:name="page8" draw:style-name="dp1" draw:master-page-name="Title_20_and_20_Content" presentation:presentation-page-layout-name="AL2T11">
        <office:forms form:automatic-focus="false" form:apply-design-mode="false"/>
        <draw:frame draw:name="Title 1" presentation:style-name="pr6" draw:text-style-name="P2" draw:layer="layout" svg:width="22.859cm" svg:height="1.481cm" svg:x="1.07cm" svg:y="0.549cm" presentation:class="title" presentation:user-transformed="true">
          <draw:text-box>
            <text:p text:style-name="P1"><text:span text:style-name="T1">Subscription_Delete_Timeout.png</text:span></text:p>
          </draw:text-box>
        </draw:frame>
        <draw:custom-shape draw:name="Rectangle 4" draw:style-name="gr96" draw:text-style-name="P15" draw:layer="layout" svg:width="4.2cm" svg:height="2.033cm" svg:x="7.4cm" svg:y="2.887cm">
          <text:p text:style-name="P14"><text:span text:style-name="T5">Subscription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7" draw:text-style-name="P15" draw:layer="layout" svg:width="3.974cm" svg:height="2.033cm" svg:x="16.826cm" svg:y="2.887cm">
          <text:p text:style-name="P14"><text:span text:style-name="T13">E2 </text:span><text:span text:style-name="T5">Termin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8" draw:text-style-name="P15" draw:layer="layout" svg:width="3.232cm" svg:height="2.033cm" svg:x="12.469cm" svg:y="2.887cm">
          <text:p text:style-name="P14"><text:span text:style-name="T5">Routing</text:span></text:p>
          <text:p text:style-name="P14"><text:span text:style-name="T5">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99" draw:text-style-name="P25" draw:layer="layout" svg:width="2.188cm" svg:height="2.033cm" svg:x="1.834cm" svg:y="2.887cm">
          <text:p text:style-name="P19"><text:span text:style-name="T5">x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100" draw:text-style-name="P17" draw:layer="layout" svg:width="8.729cm" svg:height="0.758cm" svg:x="2.938cm" svg:y="5.593cm">
          <text:p text:style-name="P16"><text:span text:style-name="T6">REST SUBSCRIPTION DELETE 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8" draw:style-name="gr13" draw:text-style-name="P18" draw:layer="layout" svg:x1="3.024cm" svg:y1="4.92cm" svg:x2="3.024cm" svg:y2="14.42cm">
          <text:p/>
        </draw:line>
        <draw:line draw:name="Straight Connector 37" draw:style-name="gr13" draw:text-style-name="P18" draw:layer="layout" svg:x1="9.496cm" svg:y1="4.92cm" svg:x2="9.466cm" svg:y2="14.42cm">
          <text:p/>
        </draw:line>
        <draw:custom-shape draw:name="Straight Arrow Connector 38" draw:style-name="gr32" draw:text-style-name="P18" draw:layer="layout" svg:width="6.477cm" svg:height="0.017cm" svg:x="3.024cm" svg:y="6.327cm">
          <text:p/>
          <draw:enhanced-geometry draw:mirror-horizontal="false" draw:mirror-vertical="true" svg:viewBox="0 0 21600 21600" draw:type="mso-spt32" draw:enhanced-path="M 0 0 L 21600 21600 N"/>
        </draw:custom-shape>
        <draw:custom-shape draw:name="Rectangle 49" draw:style-name="gr101" draw:text-style-name="P20" draw:layer="layout" svg:width="1.93cm" svg:height="1.025cm" svg:x="8.501cm" svg:y="7.935cm">
          <text:p text:style-name="P19"><text:span text:style-name="T7"><text:s/></text:span><text:span text:style-name="T7">Logi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02" draw:text-style-name="P15" draw:layer="layout" svg:width="2.957cm" svg:height="2.033cm" svg:x="22.1cm" svg:y="2.887cm">
          <text:p text:style-name="P14"><text:span text:style-name="T5">E2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1" draw:style-name="gr13" draw:text-style-name="P18" draw:layer="layout" svg:x1="14.146cm" svg:y1="4.92cm" svg:x2="14.116cm" svg:y2="14.42cm">
          <text:p/>
        </draw:line>
        <draw:line draw:name="Straight Connector 52" draw:style-name="gr13" draw:text-style-name="P18" draw:layer="layout" svg:x1="18.776cm" svg:y1="4.92cm" svg:x2="18.806cm" svg:y2="14.42cm">
          <text:p/>
        </draw:line>
        <draw:line draw:name="Straight Connector 53" draw:style-name="gr13" draw:text-style-name="P18" draw:layer="layout" svg:x1="23.554cm" svg:y1="4.92cm" svg:x2="23.524cm" svg:y2="14.42cm">
          <text:p/>
        </draw:line>
        <draw:custom-shape draw:name="TextBox 54" draw:style-name="gr103" draw:text-style-name="P17" draw:layer="layout" svg:width="8.526cm" svg:height="0.758cm" svg:x="9.474cm" svg:y="9.477cm">
          <text:p text:style-name="P16"><text:span text:style-name="T12">RIC SUBSCRIPTION </text:span><text:span text:style-name="T6">DELETE 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5" draw:style-name="gr104" draw:text-style-name="P18" draw:layer="layout" svg:width="4.753cm" svg:height="0.001cm" svg:x="18.806cm" svg:y="10.148cm">
          <text:p/>
          <draw:enhanced-geometry draw:mirror-horizontal="false" draw:mirror-vertical="false" svg:viewBox="0 0 21600 21600" draw:type="mso-spt32" draw:enhanced-path="M 0 0 L 21600 21600 N"/>
        </draw:custom-shape>
        <draw:custom-shape draw:name="Straight Arrow Connector 56" draw:style-name="gr74" draw:text-style-name="P18" draw:layer="layout" svg:width="9.274cm" svg:height="0.02cm" svg:x="9.502cm" svg:y="10.149cm">
          <text:p/>
          <draw:enhanced-geometry draw:mirror-horizontal="false" draw:mirror-vertical="true" svg:viewBox="0 0 21600 21600" draw:type="mso-spt32" draw:enhanced-path="M 0 0 L 21600 21600 N"/>
        </draw:custom-shape>
        <draw:custom-shape draw:name="TextBox 68" draw:style-name="gr105" draw:text-style-name="P17" draw:layer="layout" svg:width="2.429cm" svg:height="0.758cm" svg:x="7.271cm" svg:y="11.088cm">
          <text:p text:style-name="P16"><text:span text:style-name="T11">Time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106" draw:text-style-name="P17" draw:layer="layout" svg:width="21.795cm" svg:height="1.601cm" svg:x="1.979cm" svg:y="15.2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1" draw:style-name="gr46" draw:text-style-name="P18" draw:layer="layout" svg:width="4.65cm" svg:height="0.004cm" svg:x="9.466cm" svg:y="13.995cm">
          <text:p/>
          <draw:enhanced-geometry draw:mirror-horizontal="false" draw:mirror-vertical="false" svg:viewBox="0 0 21600 21600" draw:type="mso-spt32" draw:enhanced-path="M 0 0 L 21600 21600 N"/>
        </draw:custom-shape>
        <draw:custom-shape draw:name="TextBox 32" draw:style-name="gr107" draw:text-style-name="P17" draw:layer="layout" svg:width="3.498cm" svg:height="0.758cm" svg:x="9.402cm" svg:y="13.241cm">
          <text:p text:style-name="P16"><text:span text:style-name="T6">Route dele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6" draw:style-name="gr108" draw:text-style-name="P18" draw:layer="layout" svg:width="9.303cm" svg:height="0.001cm" svg:x="9.503cm" svg:y="12.448cm">
          <text:p/>
          <draw:enhanced-geometry draw:mirror-horizontal="false" draw:mirror-vertical="true" svg:viewBox="0 0 21600 21600" draw:type="mso-spt32" draw:enhanced-path="M 0 0 L 21600 21600 N"/>
        </draw:custom-shape>
        <draw:custom-shape draw:name="Straight Arrow Connector 55" draw:style-name="gr109" draw:text-style-name="P18" draw:layer="layout" svg:width="4.783cm" svg:height="0.001cm" svg:x="18.776cm" svg:y="12.46cm">
          <text:p/>
          <draw:enhanced-geometry draw:mirror-horizontal="false" draw:mirror-vertical="false" svg:viewBox="0 0 21600 21600" draw:type="mso-spt32" draw:enhanced-path="M 0 0 L 21600 21600 N"/>
        </draw:custom-shape>
        <draw:custom-shape draw:name="Straight Arrow Connector 56" draw:style-name="gr110" draw:text-style-name="P18" draw:layer="layout" svg:width="9.31cm" svg:height="0.067cm" svg:x="9.466cm" svg:y="13.18cm">
          <text:p/>
          <draw:enhanced-geometry draw:mirror-horizontal="true" draw:mirror-vertical="true" svg:viewBox="0 0 21600 21600" draw:type="mso-spt32" draw:enhanced-path="M 0 0 L 21600 21600 N"/>
        </draw:custom-shape>
        <draw:custom-shape draw:name="Straight Arrow Connector 55" draw:style-name="gr90" draw:text-style-name="P18" draw:layer="layout" svg:width="4.748cm" svg:height="0.001cm" svg:x="18.806cm" svg:y="13.272cm">
          <text:p/>
          <draw:enhanced-geometry draw:mirror-horizontal="true" draw:mirror-vertical="false" svg:viewBox="0 0 21600 21600" draw:type="mso-spt32" draw:enhanced-path="M 0 0 L 21600 21600 N"/>
        </draw:custom-shape>
        <draw:custom-shape draw:name="TextBox 54" draw:style-name="gr111" draw:text-style-name="P17" draw:layer="layout" svg:width="8.526cm" svg:height="0.758cm" svg:x="9.474cm" svg:y="11.777cm">
          <text:p text:style-name="P16"><text:span text:style-name="T12">RIC SUBSCRIPTION DELETE </text:span><text:span text:style-name="T6">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112" draw:text-style-name="P17" draw:layer="layout" svg:width="8.726cm" svg:height="0.758cm" svg:x="9.474cm" svg:y="12.577cm">
          <text:p text:style-name="P16"><text:span text:style-name="T12">RIC SUBSCRIPTION</text:span><text:span text:style-name="T6"> DELETE 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8" draw:style-name="gr113" draw:text-style-name="P18" draw:layer="layout" svg:width="6.447cm" svg:height="0.017cm" svg:x="3cm" svg:y="7.419cm">
          <text:p/>
          <draw:enhanced-geometry draw:mirror-horizontal="true" draw:mirror-vertical="true" svg:viewBox="0 0 21600 21600" draw:type="mso-spt32" draw:enhanced-path="M 0 0 L 21600 21600 N"/>
        </draw:custom-shape>
        <draw:custom-shape draw:name="TextBox 42" draw:style-name="gr114" draw:text-style-name="P17" draw:layer="layout" svg:width="9cm" svg:height="0.758cm" svg:x="2.903cm" svg:y="6.693cm">
          <text:p text:style-name="P16"><text:span text:style-name="T6">REST SUBSCRIPTION DELETE 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name="Slide Image Placeholder 1" draw:style-name="gr1" draw:layer="layout" svg:width="14.848cm" svg:height="11.136cm" svg:x="3.075cm" svg:y="2.257cm" draw:page-number="8" presentation:class="page"/>
          <draw:frame draw:name="Notes Placeholder 2" presentation:style-name="pr7" draw:text-style-name="P22" draw:layer="layout" svg:width="15.239cm" svg:height="11.429cm" svg:x="1.905cm" svg:y="12.065cm" presentation:class="notes" presentation:user-transformed="true">
            <draw:text-box>
              <text:p text:style-name="P21"><text:span text:style-name="T10">Which rules specified by xApp Manager versus Sub Manager?</text:span></text:p>
              <text:p text:style-name="P21"><text:span text:style-name="T10"/></text:p>
            </draw:text-box>
          </draw:frame>
          <draw:frame draw:name="Slide Number Placeholder 3" presentation:style-name="pr8" draw:text-style-name="P24" draw:layer="layout" svg:width="8.254cm" svg:height="1.269cm" svg:x="10.791cm" svg:y="24.126cm" presentation:class="page-number" presentation:user-transformed="true">
            <draw:text-box>
              <text:p text:style-name="P23"><text:span text:style-name="T9"><text:page-number>&lt;numero&gt;</text:page-number></text:span></text:p>
            </draw:text-box>
          </draw:frame>
        </presentation:notes>
      </draw:page>
      <draw:page draw:name="page9" draw:style-name="dp1" draw:master-page-name="Title_20_and_20_Content" presentation:presentation-page-layout-name="AL2T11">
        <office:forms form:automatic-focus="false" form:apply-design-mode="false"/>
        <draw:frame draw:name="Title 1" presentation:style-name="pr6" draw:text-style-name="P2" draw:layer="layout" svg:width="22.859cm" svg:height="1.481cm" svg:x="1.27cm" svg:y="0.121cm" presentation:class="title" presentation:user-transformed="true">
          <draw:text-box>
            <text:p text:style-name="P1"><text:span text:style-name="T1">Successful_Subscription_Merge.png</text:span></text:p>
          </draw:text-box>
        </draw:frame>
        <draw:custom-shape draw:name="Rectangle 4" draw:style-name="gr115" draw:text-style-name="P15" draw:layer="layout" svg:width="4.4cm" svg:height="2.033cm" svg:x="7.1cm" svg:y="1.817cm">
          <text:p text:style-name="P14"><text:span text:style-name="T5">Subscription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6" draw:text-style-name="P15" draw:layer="layout" svg:width="3.894cm" svg:height="2.033cm" svg:x="16.706cm" svg:y="1.817cm">
          <text:p text:style-name="P14"><text:span text:style-name="T13">E2 </text:span><text:span text:style-name="T5">Termin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17" draw:text-style-name="P15" draw:layer="layout" svg:width="3.852cm" svg:height="2.033cm" svg:x="12.048cm" svg:y="1.817cm">
          <text:p text:style-name="P14"><text:span text:style-name="T5">Routing</text:span></text:p>
          <text:p text:style-name="P14"><text:span text:style-name="T5">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18" draw:text-style-name="P15" draw:layer="layout" svg:width="2.188cm" svg:height="2.033cm" svg:x="1.714cm" svg:y="1.817cm">
          <text:p text:style-name="P14"><text:span text:style-name="T5">x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119" draw:text-style-name="P17" draw:layer="layout" svg:width="6.972cm" svg:height="0.758cm" svg:x="2.794cm" svg:y="4.568cm">
          <text:p text:style-name="P16"><text:span text:style-name="T6">REST SUBSCRIPTION 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8" draw:style-name="gr13" draw:text-style-name="P18" draw:layer="layout" svg:x1="2.903cm" svg:y1="3.851cm" svg:x2="2.903cm" svg:y2="10.4cm">
          <text:p/>
        </draw:line>
        <draw:line draw:name="Straight Connector 37" draw:style-name="gr13" draw:text-style-name="P18" draw:layer="layout" svg:x1="9.38cm" svg:y1="3.851cm" svg:x2="9.38cm" svg:y2="10.4cm">
          <text:p/>
        </draw:line>
        <draw:custom-shape draw:name="Straight Arrow Connector 38" draw:style-name="gr14" draw:text-style-name="P18" draw:layer="layout" svg:width="6.476cm" svg:height="0.001cm" svg:x="2.904cm" svg:y="5.299cm">
          <text:p/>
          <draw:enhanced-geometry draw:mirror-horizontal="false" draw:mirror-vertical="false" svg:viewBox="0 0 21600 21600" draw:type="mso-spt32" draw:enhanced-path="M 0 0 L 21600 21600 N"/>
        </draw:custom-shape>
        <draw:custom-shape draw:name="Rectangle 49" draw:style-name="gr120" draw:text-style-name="P20" draw:layer="layout" svg:width="1.93cm" svg:height="1.025cm" svg:x="8.38cm" svg:y="6.713cm">
          <text:p text:style-name="P19"><text:span text:style-name="T7"><text:s/></text:span><text:span text:style-name="T7">Logi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1" draw:style-name="gr13" draw:text-style-name="P18" draw:layer="layout" svg:x1="14.026cm" svg:y1="3.851cm" svg:x2="13.993cm" svg:y2="10.2cm">
          <text:p/>
        </draw:line>
        <draw:line draw:name="Straight Connector 52" draw:style-name="gr13" draw:text-style-name="P18" draw:layer="layout" svg:x1="18.655cm" svg:y1="3.851cm" svg:x2="18.655cm" svg:y2="10.2cm">
          <text:p/>
        </draw:line>
        <draw:line draw:name="Straight Connector 53" draw:style-name="gr13" draw:text-style-name="P18" draw:layer="layout" svg:x1="23.441cm" svg:y1="3.854cm" svg:x2="23.436cm" svg:y2="10.2cm">
          <text:p/>
        </draw:line>
        <draw:custom-shape draw:name="Straight Arrow Connector 65" draw:style-name="gr14" draw:text-style-name="P18" draw:layer="layout" svg:width="6.476cm" svg:height="0.003cm" draw:transform="rotate (-3.14159265358979) translate (9.381cm 6.392cm)">
          <text:p/>
          <draw:enhanced-geometry draw:mirror-horizontal="false" draw:mirror-vertical="false" svg:viewBox="0 0 21600 21600" draw:type="mso-spt32" draw:enhanced-path="M 0 0 L 21600 21600 N"/>
        </draw:custom-shape>
        <draw:custom-shape draw:name="Straight Arrow Connector 69" draw:style-name="gr22" draw:text-style-name="P18" draw:layer="layout" svg:width="4.653cm" svg:height="0.001cm" svg:x="9.38cm" svg:y="8.792cm">
          <text:p/>
          <draw:enhanced-geometry draw:mirror-horizontal="false" draw:mirror-vertical="false" svg:viewBox="0 0 21600 21600" draw:type="mso-spt32" draw:enhanced-path="M 0 0 L 21600 21600 N"/>
        </draw:custom-shape>
        <draw:custom-shape draw:name="TextBox 74" draw:style-name="gr121" draw:text-style-name="P17" draw:layer="layout" svg:width="3.72cm" svg:height="0.758cm" svg:x="9.38cm" svg:y="8.039cm">
          <text:p text:style-name="P16"><text:span text:style-name="T6">Route cre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5" draw:style-name="gr122" draw:text-style-name="P17" draw:layer="layout" svg:width="7.495cm" svg:height="0.758cm" svg:x="2.805cm" svg:y="5.634cm">
          <text:p text:style-name="P16"><text:span text:style-name="T6">REST SUBSCRIPTION RESPONS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1" draw:style-name="gr123" draw:text-style-name="P17" draw:layer="layout" svg:width="24.129cm" svg:height="7.437cm" svg:x="0.828cm" svg:y="11.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24" draw:text-style-name="P15" draw:layer="layout" svg:width="2.957cm" svg:height="2.033cm" svg:x="22cm" svg:y="1.819cm">
          <text:p text:style-name="P14"><text:span text:style-name="T5">E2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5" draw:style-name="gr14" draw:text-style-name="P18" draw:layer="layout" svg:width="6.476cm" svg:height="0.003cm" draw:transform="rotate (-3.14159265358979) translate (9.381cm 9.991cm)">
          <text:p/>
          <draw:enhanced-geometry draw:mirror-horizontal="false" draw:mirror-vertical="false" svg:viewBox="0 0 21600 21600" draw:type="mso-spt32" draw:enhanced-path="M 0 0 L 21600 21600 N"/>
        </draw:custom-shape>
        <draw:custom-shape draw:name="TextBox 75" draw:style-name="gr125" draw:text-style-name="P17" draw:layer="layout" svg:width="8.395cm" svg:height="0.758cm" svg:x="2.805cm" svg:y="9.134cm">
          <text:p text:style-name="P16"><text:span text:style-name="T6">REST SUBSCRIPTION NOTIFIC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name="Slide Image Placeholder 1" draw:style-name="gr1" draw:layer="layout" svg:width="14.848cm" svg:height="11.136cm" svg:x="3.075cm" svg:y="2.257cm" draw:page-number="9" presentation:class="page"/>
          <draw:frame draw:name="Notes Placeholder 2" presentation:style-name="pr7" draw:text-style-name="P22" draw:layer="layout" svg:width="15.239cm" svg:height="11.429cm" svg:x="1.905cm" svg:y="12.065cm" presentation:class="notes" presentation:user-transformed="true">
            <draw:text-box>
              <text:p text:style-name="P21"><text:span text:style-name="T8"/></text:p>
              <text:p text:style-name="P21"><text:span text:style-name="T8"/></text:p>
            </draw:text-box>
          </draw:frame>
          <draw:frame draw:name="Slide Number Placeholder 3" presentation:style-name="pr8" draw:text-style-name="P24" draw:layer="layout" svg:width="8.254cm" svg:height="1.269cm" svg:x="10.791cm" svg:y="24.126cm" presentation:class="page-number" presentation:user-transformed="true">
            <draw:text-box>
              <text:p text:style-name="P23"><text:span text:style-name="T9"><text:page-number>&lt;numero&gt;</text:page-number></text:span></text:p>
            </draw:text-box>
          </draw:frame>
        </presentation:notes>
      </draw:page>
      <draw:page draw:name="page10" draw:style-name="dp1" draw:master-page-name="Title_20_and_20_Content" presentation:presentation-page-layout-name="AL2T11">
        <office:forms form:automatic-focus="false" form:apply-design-mode="false"/>
        <draw:frame draw:name="Title 1" presentation:style-name="pr6" draw:text-style-name="P2" draw:layer="layout" svg:width="22.859cm" svg:height="1.481cm" svg:x="1.27cm" svg:y="0.121cm" presentation:class="title" presentation:user-transformed="true">
          <draw:text-box>
            <text:p text:style-name="P1"><text:span text:style-name="T1">Successful_Subscription_Delete_Merge.png</text:span></text:p>
          </draw:text-box>
        </draw:frame>
        <draw:custom-shape draw:name="Rectangle 4" draw:style-name="gr126" draw:text-style-name="P15" draw:layer="layout" svg:width="4.4cm" svg:height="2.033cm" svg:x="7.1cm" svg:y="1.817cm">
          <text:p text:style-name="P14"><text:span text:style-name="T5">Subscription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7" draw:text-style-name="P15" draw:layer="layout" svg:width="4.094cm" svg:height="2.033cm" svg:x="16.706cm" svg:y="1.817cm">
          <text:p text:style-name="P14"><text:span text:style-name="T13">E2 </text:span><text:span text:style-name="T5">Termin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28" draw:text-style-name="P15" draw:layer="layout" svg:width="3.852cm" svg:height="2.033cm" svg:x="12.048cm" svg:y="1.817cm">
          <text:p text:style-name="P14"><text:span text:style-name="T5">Routing</text:span></text:p>
          <text:p text:style-name="P14"><text:span text:style-name="T5">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29" draw:text-style-name="P15" draw:layer="layout" svg:width="2.188cm" svg:height="2.033cm" svg:x="1.714cm" svg:y="1.817cm">
          <text:p text:style-name="P14"><text:span text:style-name="T5">x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130" draw:text-style-name="P17" draw:layer="layout" svg:width="8.729cm" svg:height="0.758cm" svg:x="2.817cm" svg:y="4.568cm">
          <text:p text:style-name="P16"><text:span text:style-name="T6">REST SUBSCRIPTION DELETE 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8" draw:style-name="gr13" draw:text-style-name="P18" draw:layer="layout" svg:x1="2.903cm" svg:y1="3.851cm" svg:x2="2.903cm" svg:y2="9.951cm">
          <text:p/>
        </draw:line>
        <draw:line draw:name="Straight Connector 37" draw:style-name="gr13" draw:text-style-name="P18" draw:layer="layout" svg:x1="9.38cm" svg:y1="3.851cm" svg:x2="9.38cm" svg:y2="9.951cm">
          <text:p/>
        </draw:line>
        <draw:custom-shape draw:name="Straight Arrow Connector 38" draw:style-name="gr14" draw:text-style-name="P18" draw:layer="layout" svg:width="6.476cm" svg:height="0.001cm" svg:x="2.904cm" svg:y="5.299cm">
          <text:p/>
          <draw:enhanced-geometry draw:mirror-horizontal="false" draw:mirror-vertical="false" svg:viewBox="0 0 21600 21600" draw:type="mso-spt32" draw:enhanced-path="M 0 0 L 21600 21600 N"/>
        </draw:custom-shape>
        <draw:custom-shape draw:name="Rectangle 49" draw:style-name="gr131" draw:text-style-name="P20" draw:layer="layout" svg:width="1.93cm" svg:height="1.025cm" svg:x="8.38cm" svg:y="7.113cm">
          <text:p text:style-name="P19"><text:span text:style-name="T7"><text:s/></text:span><text:span text:style-name="T7">Logi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1" draw:style-name="gr13" draw:text-style-name="P18" draw:layer="layout" svg:x1="14.026cm" svg:y1="3.851cm" svg:x2="13.996cm" svg:y2="9.951cm">
          <text:p/>
        </draw:line>
        <draw:line draw:name="Straight Connector 52" draw:style-name="gr13" draw:text-style-name="P18" draw:layer="layout" svg:x1="18.755cm" svg:y1="3.851cm" svg:x2="18.755cm" svg:y2="9.951cm">
          <text:p/>
        </draw:line>
        <draw:line draw:name="Straight Connector 53" draw:style-name="gr13" draw:text-style-name="P18" draw:layer="layout" svg:x1="23.441cm" svg:y1="3.854cm" svg:x2="23.436cm" svg:y2="9.954cm">
          <text:p/>
        </draw:line>
        <draw:custom-shape draw:name="Straight Arrow Connector 65" draw:style-name="gr14" draw:text-style-name="P18" draw:layer="layout" svg:width="6.476cm" svg:height="0.003cm" draw:transform="rotate (-3.14159265358979) translate (9.381cm 6.592cm)">
          <text:p/>
          <draw:enhanced-geometry draw:mirror-horizontal="false" draw:mirror-vertical="false" svg:viewBox="0 0 21600 21600" draw:type="mso-spt32" draw:enhanced-path="M 0 0 L 21600 21600 N"/>
        </draw:custom-shape>
        <draw:custom-shape draw:name="Straight Arrow Connector 69" draw:style-name="gr22" draw:text-style-name="P18" draw:layer="layout" svg:width="4.653cm" svg:height="0.005cm" svg:x="9.38cm" svg:y="9.192cm">
          <text:p/>
          <draw:enhanced-geometry draw:mirror-horizontal="false" draw:mirror-vertical="false" svg:viewBox="0 0 21600 21600" draw:type="mso-spt32" draw:enhanced-path="M 0 0 L 21600 21600 N"/>
        </draw:custom-shape>
        <draw:custom-shape draw:name="TextBox 74" draw:style-name="gr132" draw:text-style-name="P17" draw:layer="layout" svg:width="3.752cm" svg:height="0.758cm" svg:x="9.348cm" svg:y="8.439cm">
          <text:p text:style-name="P16"><text:span text:style-name="T6">Route dele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5" draw:style-name="gr133" draw:text-style-name="P17" draw:layer="layout" svg:width="9.195cm" svg:height="0.758cm" svg:x="2.805cm" svg:y="5.734cm">
          <text:p text:style-name="P16"><text:span text:style-name="T12">REST SUBSCRIPTION</text:span><text:span text:style-name="T6"> DELETE RESPONS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1" draw:style-name="gr134" draw:text-style-name="P17" draw:layer="layout" svg:width="24.129cm" svg:height="7.437cm" svg:x="0.828cm" svg:y="11.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35" draw:text-style-name="P15" draw:layer="layout" svg:width="2.957cm" svg:height="2.033cm" svg:x="22cm" svg:y="1.819cm">
          <text:p text:style-name="P14"><text:span text:style-name="T5">E2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5" draw:style-name="gr14" draw:text-style-name="P18" draw:layer="layout" svg:width="6.476cm" svg:height="0.003cm" draw:transform="rotate (-3.14159265358979) translate (9.381cm 6.591cm)">
          <text:p/>
          <draw:enhanced-geometry draw:mirror-horizontal="false" draw:mirror-vertical="false" svg:viewBox="0 0 21600 21600" draw:type="mso-spt32" draw:enhanced-path="M 0 0 L 21600 21600 N"/>
        </draw:custom-shape>
        <presentation:notes draw:style-name="dp3">
          <office:forms form:automatic-focus="false" form:apply-design-mode="false"/>
          <draw:page-thumbnail draw:name="Slide Image Placeholder 1" draw:style-name="gr1" draw:layer="layout" svg:width="14.848cm" svg:height="11.136cm" svg:x="3.075cm" svg:y="2.257cm" draw:page-number="10" presentation:class="page"/>
          <draw:frame draw:name="Notes Placeholder 2" presentation:style-name="pr7" draw:text-style-name="P22" draw:layer="layout" svg:width="15.239cm" svg:height="11.429cm" svg:x="1.905cm" svg:y="12.065cm" presentation:class="notes" presentation:user-transformed="true">
            <draw:text-box>
              <text:p text:style-name="P21"><text:span text:style-name="T8"/></text:p>
              <text:p text:style-name="P21"><text:span text:style-name="T8"/></text:p>
            </draw:text-box>
          </draw:frame>
          <draw:frame draw:name="Slide Number Placeholder 3" presentation:style-name="pr8" draw:text-style-name="P24" draw:layer="layout" svg:width="8.254cm" svg:height="1.269cm" svg:x="10.791cm" svg:y="24.126cm" presentation:class="page-number" presentation:user-transformed="true">
            <draw:text-box>
              <text:p text:style-name="P23"><text:span text:style-name="T9"><text:page-number>&lt;numero&gt;</text:page-number></text:span></text:p>
            </draw:text-box>
          </draw:frame>
        </presentation:notes>
      </draw:page>
      <draw:page draw:name="page11" draw:style-name="dp4" draw:master-page-name="Title_20_and_20_Content" presentation:presentation-page-layout-name="AL2T11">
        <office:forms form:automatic-focus="false" form:apply-design-mode="false"/>
        <draw:frame presentation:style-name="pr9" draw:text-style-name="P28" draw:layer="layout" svg:width="9.73cm" svg:height="1.937cm" svg:x="4.87cm" svg:y="2cm" presentation:class="title" presentation:user-transformed="true">
          <draw:text-box>
            <text:p text:style-name="P28"><text:span text:style-name="T3">REST Subscription Request</text:span></text:p>
          </draw:text-box>
        </draw:frame>
        <draw:frame draw:style-name="gr136" draw:text-style-name="P30" draw:layer="layout" svg:width="6.4cm" svg:height="12.653cm" svg:x="2.4cm" svg:y="3.937cm">
          <draw:text-box>
            <text:p text:style-name="P29"><text:span text:style-name="T14">REST Subscription Request</text:span></text:p>
            <text:p text:style-name="P29"><text:span text:style-name="T14">{</text:span></text:p>
            <text:p text:style-name="P29"><text:span text:style-name="T14"><text:s text:c="2"/></text:span><text:span text:style-name="T14">"SubscriptionId": "string",</text:span></text:p>
            <text:p text:style-name="P29"><text:span text:style-name="T14"><text:s text:c="2"/></text:span><text:span text:style-name="T14">"ClientEndpoint": {</text:span></text:p>
            <text:p text:style-name="P29"><text:span text:style-name="T14"><text:s text:c="4"/></text:span><text:span text:style-name="T14">"Host": "string",</text:span></text:p>
            <text:p text:style-name="P29"><text:span text:style-name="T14"><text:s text:c="4"/></text:span><text:span text:style-name="T14">"HTTPPort": 65535,</text:span></text:p>
            <text:p text:style-name="P29"><text:span text:style-name="T14"><text:s text:c="4"/></text:span><text:span text:style-name="T14">"RMRPort": 65535</text:span></text:p>
            <text:p text:style-name="P29"><text:span text:style-name="T14"><text:s text:c="2"/></text:span><text:span text:style-name="T14">},</text:span></text:p>
            <text:p text:style-name="P29"><text:span text:style-name="T14"><text:s text:c="2"/></text:span><text:span text:style-name="T14">"Meid": "string",</text:span></text:p>
            <text:p text:style-name="P29"><text:span text:style-name="T14"><text:s text:c="2"/></text:span><text:span text:style-name="T14">"RANFunctionID": 4095,</text:span></text:p>
            <text:p text:style-name="P29"><text:span text:style-name="T14"><text:s text:c="2"/></text:span><text:span text:style-name="T14">"E2SubscriptionDirectives": {</text:span></text:p>
            <text:p text:style-name="P29"><text:span text:style-name="T14"><text:s text:c="4"/></text:span><text:span text:style-name="T14">"E2TimeoutTimerValue": 2,</text:span></text:p>
            <text:p text:style-name="P29"><text:span text:style-name="T14"><text:s text:c="4"/></text:span><text:span text:style-name="T14">"E2RetryCount": 2,</text:span></text:p>
            <text:p text:style-name="P29"><text:span text:style-name="T14"><text:s text:c="4"/></text:span><text:span text:style-name="T14">"RMRRoutingNeeded": true</text:span></text:p>
            <text:p text:style-name="P29"><text:span text:style-name="T14"><text:s text:c="2"/></text:span><text:span text:style-name="T14">},</text:span></text:p>
            <text:p text:style-name="P29"><text:span text:style-name="T14"><text:s text:c="2"/></text:span><text:span text:style-name="T14">"SubscriptionDetails": [</text:span></text:p>
            <text:p text:style-name="P29"><text:span text:style-name="T14"><text:s text:c="4"/></text:span><text:span text:style-name="T14">{</text:span></text:p>
            <text:p text:style-name="P29"><text:span text:style-name="T14"><text:s text:c="6"/></text:span><text:span text:style-name="T14">"XappEventInstanceId": 65535,</text:span></text:p>
            <text:p text:style-name="P29"><text:span text:style-name="T14"><text:s text:c="6"/></text:span><text:span text:style-name="T14">"EventTriggers": [</text:span></text:p>
            <text:p text:style-name="P29"><text:span text:style-name="T14"><text:s text:c="8"/></text:span><text:span text:style-name="T14">0</text:span></text:p>
            <text:p text:style-name="P29"><text:span text:style-name="T14"><text:s text:c="6"/></text:span><text:span text:style-name="T14">],</text:span></text:p>
            <text:p text:style-name="P29"><text:span text:style-name="T14"><text:s text:c="6"/></text:span><text:span text:style-name="T14">"ActionToBeSetupList": [</text:span></text:p>
            <text:p text:style-name="P29"><text:span text:style-name="T14"><text:s text:c="8"/></text:span><text:span text:style-name="T14">{</text:span></text:p>
            <text:p text:style-name="P29"><text:span text:style-name="T14"><text:s text:c="10"/></text:span><text:span text:style-name="T14">"ActionID": 255,</text:span></text:p>
            <text:p text:style-name="P29"><text:span text:style-name="T14"><text:s text:c="10"/></text:span><text:span text:style-name="T14">"ActionType": "insert",</text:span></text:p>
            <text:p text:style-name="P29"><text:span text:style-name="T14"><text:s text:c="10"/></text:span><text:span text:style-name="T14">"ActionDefinition": [</text:span></text:p>
            <text:p text:style-name="P29"><text:span text:style-name="T14"><text:s text:c="12"/></text:span><text:span text:style-name="T14">0</text:span></text:p>
            <text:p text:style-name="P29"><text:span text:style-name="T14"><text:s text:c="10"/></text:span><text:span text:style-name="T14">],</text:span></text:p>
            <text:p text:style-name="P29"><text:span text:style-name="T14"><text:s text:c="10"/></text:span><text:span text:style-name="T14">"SubsequentAction": {</text:span></text:p>
            <text:p text:style-name="P29"><text:span text:style-name="T14"><text:s text:c="12"/></text:span><text:span text:style-name="T14">"SubsequentActionType": "continue",</text:span></text:p>
            <text:p text:style-name="P29"><text:span text:style-name="T14"><text:s text:c="12"/></text:span><text:span text:style-name="T14">"TimeToWait": "zero"</text:span></text:p>
            <text:p text:style-name="P29"><text:span text:style-name="T14"><text:s text:c="10"/></text:span><text:span text:style-name="T14">}</text:span></text:p>
            <text:p text:style-name="P29"><text:span text:style-name="T14"><text:s text:c="8"/></text:span><text:span text:style-name="T14">}</text:span></text:p>
            <text:p text:style-name="P29"><text:span text:style-name="T14"><text:s text:c="6"/></text:span><text:span text:style-name="T14">]</text:span></text:p>
            <text:p text:style-name="P29"><text:span text:style-name="T14"><text:s text:c="4"/></text:span><text:span text:style-name="T14">}</text:span></text:p>
            <text:p text:style-name="P29"><text:span text:style-name="T14"><text:s text:c="2"/></text:span><text:span text:style-name="T14">]</text:span></text:p>
            <text:p text:style-name="P29"><text:span text:style-name="T14">}</text:span></text:p>
            <text:p text:style-name="P29"><text:span text:style-name="T14"/></text:p>
            <text:p text:style-name="P29"><text:span text:style-name="T14"/></text:p>
          </draw:text-box>
        </draw:frame>
        <draw:frame draw:style-name="gr137" draw:text-style-name="P30" draw:layer="layout" svg:width="9.8cm" svg:height="3.749cm" svg:x="8cm" svg:y="4cm">
          <draw:text-box>
            <text:p text:style-name="P29"><text:span text:style-name="T14">Subscription Manager generates ”SubscriptionId” for the REST subscription and return it to xApp in REST Subscription Response. SubscriptionId is empty when xApp sends the request first time. If request needs to be resent ”SubscriptionId” can be empty or contain the value received in response message. For POLICY type request it must contain the value received in response message.</text:span></text:p>
          </draw:text-box>
        </draw:frame>
        <draw:frame draw:style-name="gr138" draw:text-style-name="P30" draw:layer="layout" svg:width="9.6cm" svg:height="2.099cm" svg:x="8cm" svg:y="8.901cm">
          <draw:text-box>
            <text:p text:style-name="P29"><text:span text:style-name="T14">xApp generates ”XappEventInstanceId”. Subscription manager returns it to xApp in REST Notification Response message. xApp knows for which E2 subscription notification is response. ”SubscriptionDetails” element describes E2 subscriptions and can contain multiple E2 subscription in <text:s/>same request.</text:span></text:p>
          </draw:text-box>
        </draw:frame>
        <draw:frame draw:style-name="gr139" draw:text-style-name="P30" draw:layer="layout" svg:width="9.4cm" svg:height="1.523cm" svg:x="8cm" svg:y="6.401cm">
          <draw:text-box>
            <text:p text:style-name="P29"><text:span text:style-name="T14">”</text:span><text:span text:style-name="T14">E2SubscriptionDirectives” element is optional. If it is not present Subscription manager uses its own default values which are the same as in the picture.</text:span></text:p>
          </draw:text-box>
        </draw:frame>
        <draw:line draw:style-name="gr140" draw:text-style-name="P10" draw:layer="layout" svg:x1="8cm" svg:y1="4.4cm" svg:x2="6.2cm" svg:y2="4.8cm">
          <text:p/>
        </draw:line>
        <draw:line draw:style-name="gr140" draw:text-style-name="P10" draw:layer="layout" svg:x1="8.1cm" svg:y1="7cm" svg:x2="6.6cm" svg:y2="7.4cm">
          <text:p/>
        </draw:line>
        <draw:line draw:style-name="gr140" draw:text-style-name="P10" draw:layer="layout" svg:x1="8.2cm" svg:y1="9.6cm" svg:x2="7.2cm" svg:y2="9.6cm">
          <text:p/>
        </draw:line>
        <presentation:notes draw:style-name="dp3">
          <office:forms form:automatic-focus="false" form:apply-design-mode="false"/>
          <draw:page-thumbnail draw:style-name="gr1" draw:layer="layout" svg:width="14.848cm" svg:height="11.136cm" svg:x="3.075cm" svg:y="2.257cm" draw:page-number="11" presentation:class="page"/>
          <draw:frame presentation:style-name="pr5" draw:text-style-name="P5" draw:layer="layout" svg:width="16.799cm" svg:height="13.364cm" svg:x="2.1cm" svg:y="14.107cm" presentation:class="notes" presentation:placeholder="true">
            <draw:text-box/>
          </draw:frame>
        </presentation:notes>
      </draw:page>
      <draw:page draw:name="page12" draw:style-name="dp4" draw:master-page-name="Title_20_and_20_Content" presentation:presentation-page-layout-name="AL2T11">
        <office:forms form:automatic-focus="false" form:apply-design-mode="false"/>
        <draw:frame presentation:style-name="pr9" draw:text-style-name="P28" draw:layer="layout" svg:width="9.73cm" svg:height="1.937cm" svg:x="4.87cm" svg:y="2cm" presentation:class="title" presentation:user-transformed="true">
          <draw:text-box>
            <text:p text:style-name="P28"><text:span text:style-name="T3">REST Subscription Response</text:span></text:p>
          </draw:text-box>
        </draw:frame>
        <draw:frame draw:style-name="gr136" draw:text-style-name="P30" draw:layer="layout" svg:width="6.4cm" svg:height="12.653cm" svg:x="2.4cm" svg:y="3.937cm">
          <draw:text-box>
            <text:p text:style-name="P29"><text:span text:style-name="T14">REST Subscription Response</text:span></text:p>
            <text:p text:style-name="P29"><text:span text:style-name="T14">{</text:span></text:p>
            <text:p text:style-name="P29"><text:span text:style-name="T14"><text:s text:c="2"/></text:span><text:span text:style-name="T14">"SubscriptionId": "string",</text:span></text:p>
            <text:p text:style-name="P29"><text:span text:style-name="T14"><text:s text:c="2"/></text:span><text:span text:style-name="T14">"SubscriptionInstances": [</text:span></text:p>
            <text:p text:style-name="P29"><text:span text:style-name="T14"><text:s text:c="4"/></text:span><text:span text:style-name="T14">{</text:span></text:p>
            <text:p text:style-name="P29"><text:span text:style-name="T14"><text:s text:c="6"/></text:span><text:span text:style-name="T14">"XappEventInstanceId": 65535,</text:span></text:p>
            <text:p text:style-name="P29"><text:span text:style-name="T14"><text:s text:c="6"/></text:span><text:span text:style-name="T14">"E2EventInstanceId": 65535,</text:span></text:p>
            <text:p text:style-name="P29"><text:span text:style-name="T14"><text:s text:c="6"/></text:span><text:span text:style-name="T14">"RejectCause": "None",</text:span></text:p>
            <text:p text:style-name="P29"><text:span text:style-name="T14"><text:s text:c="6"/></text:span><text:span text:style-name="T14">"ErrorCause": "",</text:span></text:p>
            <text:p text:style-name="P29"><text:span text:style-name="T14"><text:s text:c="6"/></text:span><text:span text:style-name="T14">"ErrorSource": "None",</text:span></text:p>
            <text:p text:style-name="P29"><text:span text:style-name="T14"><text:s text:c="6"/></text:span><text:span text:style-name="T14">"TimeoutType": "None"</text:span></text:p>
            <text:p text:style-name="P29"><text:span text:style-name="T14"><text:s text:c="4"/></text:span><text:span text:style-name="T14">}</text:span></text:p>
            <text:p text:style-name="P29"><text:span text:style-name="T14"><text:s text:c="2"/></text:span><text:span text:style-name="T14">]</text:span></text:p>
            <text:p text:style-name="P29"><text:span text:style-name="T14">}</text:span></text:p>
            <text:p text:style-name="P29"><text:span text:style-name="T14"/></text:p>
          </draw:text-box>
        </draw:frame>
        <draw:frame draw:style-name="gr137" draw:text-style-name="P30" draw:layer="layout" svg:width="9.8cm" svg:height="3.749cm" svg:x="8cm" svg:y="4cm">
          <draw:text-box>
            <text:p text:style-name="P29"><text:span text:style-name="T14">Subscription Manager generates ”SubscriptionId” for the REST subscription and returns it to xApp in REST Subscription Response message. If there is error, then Subscription Manager returned HTTP return cause can be either 400 Bad Request or 500 Server Internal Error. When there is no error, 201 Ok is returned and ”SubscriptionInstances” element is empty.</text:span></text:p>
          </draw:text-box>
        </draw:frame>
        <draw:frame draw:style-name="gr138" draw:text-style-name="P30" draw:layer="layout" svg:width="9.6cm" svg:height="2.477cm" svg:x="8cm" svg:y="6.001cm">
          <draw:text-box>
            <text:p text:style-name="P29"><text:span text:style-name="T14">xApp generates ”XappEventInstanceId”. Subscription manager returns it to xApp in REST Notification Response message. xApp knows for which E2 subscription notification is response.</text:span></text:p>
            <text:p text:style-name="P29"><text:span text:style-name="T14"/></text:p>
            <text:p text:style-name="P29"><text:span text:style-name="T14">When there is error, ”SubscriptionInstances” contains information about error and ”XappEventInstanceId” is 0. Only one ”SubscriptionInstances” element is returned.</text:span></text:p>
          </draw:text-box>
        </draw:frame>
        <draw:line draw:style-name="gr140" draw:text-style-name="P10" draw:layer="layout" svg:x1="8cm" svg:y1="4.4cm" svg:x2="6.2cm" svg:y2="4.8cm">
          <text:p/>
        </draw:line>
        <draw:line draw:style-name="gr140" draw:text-style-name="P10" draw:layer="layout" svg:x1="8.2cm" svg:y1="6.4cm" svg:x2="7.2cm" svg:y2="5.8cm">
          <text:p/>
        </draw:line>
        <presentation:notes draw:style-name="dp3">
          <office:forms form:automatic-focus="false" form:apply-design-mode="false"/>
          <draw:page-thumbnail draw:style-name="gr1" draw:layer="layout" svg:width="14.848cm" svg:height="11.136cm" svg:x="3.075cm" svg:y="2.257cm" draw:page-number="12" presentation:class="page"/>
          <draw:frame presentation:style-name="pr5" draw:text-style-name="P5" draw:layer="layout" svg:width="16.799cm" svg:height="13.364cm" svg:x="2.1cm" svg:y="14.107cm" presentation:class="notes" presentation:placeholder="true">
            <draw:text-box/>
          </draw:frame>
        </presentation:notes>
      </draw:page>
      <draw:page draw:name="page13" draw:style-name="dp4" draw:master-page-name="Title_20_and_20_Content" presentation:presentation-page-layout-name="AL2T11">
        <office:forms form:automatic-focus="false" form:apply-design-mode="false"/>
        <draw:frame presentation:style-name="pr9" draw:text-style-name="P28" draw:layer="layout" svg:width="9.73cm" svg:height="1.937cm" svg:x="4.87cm" svg:y="2cm" presentation:class="title" presentation:user-transformed="true">
          <draw:text-box>
            <text:p text:style-name="P28"><text:span text:style-name="T3">REST Subscription Notification</text:span></text:p>
          </draw:text-box>
        </draw:frame>
        <draw:frame draw:style-name="gr136" draw:text-style-name="P30" draw:layer="layout" svg:width="6.4cm" svg:height="12.653cm" svg:x="2.4cm" svg:y="3.937cm">
          <draw:text-box>
            <text:p text:style-name="P29"><text:span text:style-name="T14">REST Subscription Notification</text:span></text:p>
            <text:p text:style-name="P29"><text:span text:style-name="T14">{</text:span></text:p>
            <text:p text:style-name="P29"><text:span text:style-name="T14"><text:s text:c="2"/></text:span><text:span text:style-name="T14">"SubscriptionId": "string",</text:span></text:p>
            <text:p text:style-name="P29"><text:span text:style-name="T14"><text:s text:c="2"/></text:span><text:span text:style-name="T14">"SubscriptionInstances": [</text:span></text:p>
            <text:p text:style-name="P29"><text:span text:style-name="T14"><text:s text:c="4"/></text:span><text:span text:style-name="T14">{</text:span></text:p>
            <text:p text:style-name="P29"><text:span text:style-name="T14"><text:s text:c="6"/></text:span><text:span text:style-name="T14">"XappEventInstanceId": 65535,</text:span></text:p>
            <text:p text:style-name="P29"><text:span text:style-name="T14"><text:s text:c="6"/></text:span><text:span text:style-name="T14">"E2EventInstanceId": 65535,</text:span></text:p>
            <text:p text:style-name="P29"><text:span text:style-name="T14"><text:s text:c="6"/></text:span><text:span text:style-name="T14">"RejectCause": "None",</text:span></text:p>
            <text:p text:style-name="P29"><text:span text:style-name="T14"><text:s text:c="6"/></text:span><text:span text:style-name="T14">"ErrorCause": "",</text:span></text:p>
            <text:p text:style-name="P29"><text:span text:style-name="T14"><text:s text:c="6"/></text:span><text:span text:style-name="T14">"ErrorSource": "None",</text:span></text:p>
            <text:p text:style-name="P29"><text:span text:style-name="T14"><text:s text:c="6"/></text:span><text:span text:style-name="T14">"TimeoutType": "None"</text:span></text:p>
            <text:p text:style-name="P29"><text:span text:style-name="T14"><text:s text:c="4"/></text:span><text:span text:style-name="T14">}</text:span></text:p>
            <text:p text:style-name="P29"><text:span text:style-name="T14"><text:s text:c="2"/></text:span><text:span text:style-name="T14">]</text:span></text:p>
            <text:p text:style-name="P29"><text:span text:style-name="T14">}</text:span></text:p>
            <text:p text:style-name="P29"><text:span text:style-name="T14"/></text:p>
          </draw:text-box>
        </draw:frame>
        <draw:frame draw:style-name="gr137" draw:text-style-name="P30" draw:layer="layout" svg:width="9.8cm" svg:height="3.749cm" svg:x="8cm" svg:y="4cm">
          <draw:text-box>
            <text:p text:style-name="P29"><text:span text:style-name="T14">Subscription Manager generated ”SubscriptionId” for the REST subscription. REST Subscription Notification is sent per E2 Subscription in REST Subscription Request.</text:span></text:p>
          </draw:text-box>
        </draw:frame>
        <draw:frame draw:style-name="gr138" draw:text-style-name="P30" draw:layer="layout" svg:width="9.6cm" svg:height="3.113cm" svg:x="8cm" svg:y="5.401cm">
          <draw:text-box>
            <text:p text:style-name="P29"><text:span text:style-name="T14">”</text:span><text:span text:style-name="T14">XappEventInstanceId” indicates for which E2 subscription notification is response. ”E2EventInstanceId” identifies the E2 subscription. xApp knows for which subscription received E2 Indication message is related. E2 Indication message is transferred to xApp in RMR message. RMR message header contains the same value in ”SubId” field as ”E2EventInstanceId”.</text:span></text:p>
            <text:p text:style-name="P29"><text:span text:style-name="T14"/></text:p>
            <text:p text:style-name="P29"><text:span text:style-name="T14">If there is error SubscriptionInstances contains information about error. Only one ”SubscriptionInstances” element is present per notification.</text:span></text:p>
          </draw:text-box>
        </draw:frame>
        <draw:line draw:style-name="gr140" draw:text-style-name="P10" draw:layer="layout" svg:x1="8cm" svg:y1="4.4cm" svg:x2="6.2cm" svg:y2="4.8cm">
          <text:p/>
        </draw:line>
        <draw:line draw:style-name="gr140" draw:text-style-name="P10" draw:layer="layout" svg:x1="8.2cm" svg:y1="6.4cm" svg:x2="7.2cm" svg:y2="5.8cm">
          <text:p/>
        </draw:line>
        <presentation:notes draw:style-name="dp3">
          <office:forms form:automatic-focus="false" form:apply-design-mode="false"/>
          <draw:page-thumbnail draw:style-name="gr1" draw:layer="layout" svg:width="14.848cm" svg:height="11.136cm" svg:x="3.075cm" svg:y="2.257cm" draw:page-number="13" presentation:class="page"/>
          <draw:frame presentation:style-name="pr5" draw:text-style-name="P5" draw:layer="layout" svg:width="16.799cm" svg:height="13.364cm" svg:x="2.1cm" svg:y="14.107cm" presentation:class="notes" presentation:placeholder="true">
            <draw:text-box/>
          </draw:frame>
        </presentation:notes>
      </draw:page>
      <draw:page draw:name="page14" draw:style-name="dp4" draw:master-page-name="Title_20_and_20_Content" presentation:presentation-page-layout-name="AL2T11">
        <office:forms form:automatic-focus="false" form:apply-design-mode="false"/>
        <draw:frame presentation:style-name="pr9" draw:text-style-name="P28" draw:layer="layout" svg:width="10.93cm" svg:height="1.937cm" svg:x="4.87cm" svg:y="2cm" presentation:class="title" presentation:user-transformed="true">
          <draw:text-box>
            <text:p text:style-name="P28"><text:span text:style-name="T3">Routing Manager REST interface</text:span></text:p>
          </draw:text-box>
        </draw:frame>
        <draw:frame draw:style-name="gr136" draw:text-style-name="P30" draw:layer="layout" svg:width="5.4cm" svg:height="12.653cm" svg:x="2.4cm" svg:y="3.937cm">
          <draw:text-box>
            <text:p text:style-name="P29"><text:span text:style-name="T14">Route create or delete</text:span></text:p>
            <text:p text:style-name="P29"><text:span text:style-name="T14">{</text:span></text:p>
            <text:p text:style-name="P29"><text:span text:style-name="T14"><text:s text:c="2"/></text:span><text:span text:style-name="T14">"address": "string",</text:span></text:p>
            <text:p text:style-name="P29"><text:span text:style-name="T14"><text:s text:c="2"/></text:span><text:span text:style-name="T14">"port": 65535,</text:span></text:p>
            <text:p text:style-name="P29"><text:span text:style-name="T14"><text:s text:c="2"/></text:span><text:span text:style-name="T14">"subscription_id": 0</text:span></text:p>
            <text:p text:style-name="P29"><text:span text:style-name="T14">}</text:span></text:p>
            <text:p text:style-name="P29"><text:span text:style-name="T14"/></text:p>
            <text:p text:style-name="P29"><text:span text:style-name="T14">Route create or delete in merge case</text:span></text:p>
            <text:p text:style-name="P29"><text:span text:style-name="T14">[</text:span></text:p>
            <text:p text:style-name="P29"><text:span text:style-name="T14"><text:s text:c="2"/></text:span><text:span text:style-name="T14">{</text:span></text:p>
            <text:p text:style-name="P29"><text:span text:style-name="T14"><text:s text:c="4"/></text:span><text:span text:style-name="T14">"address": "string",</text:span></text:p>
            <text:p text:style-name="P29"><text:span text:style-name="T14"><text:s text:c="4"/></text:span><text:span text:style-name="T14">"port": 65535</text:span></text:p>
            <text:p text:style-name="P29"><text:span text:style-name="T14"><text:s text:c="2"/></text:span><text:span text:style-name="T14">}</text:span></text:p>
            <text:p text:style-name="P29"><text:span text:style-name="T14">]</text:span></text:p>
            <text:p text:style-name="P29"><text:span text:style-name="T14"/></text:p>
          </draw:text-box>
        </draw:frame>
        <draw:frame draw:style-name="gr141" draw:text-style-name="P30" draw:layer="layout" svg:width="9.8cm" svg:height="1.523cm" svg:x="8cm" svg:y="4cm">
          <draw:text-box>
            <text:p text:style-name="P29"><text:span text:style-name="T15">”</text:span><text:span text:style-name="T15">subscription_id” is the same as Subscription Manager generated </text:span><text:span text:style-name="T14">E2EventInstanceId sent to xApp in REST Notification response and E2 instance id sent to E2 Node. ”address” is xApps endpoint service IP address.</text:span></text:p>
          </draw:text-box>
        </draw:frame>
        <draw:frame draw:style-name="gr138" draw:text-style-name="P30" draw:layer="layout" svg:width="9.6cm" svg:height="2.099cm" svg:x="8cm" svg:y="6.301cm">
          <draw:text-box>
            <text:p text:style-name="P29"><text:span text:style-name="T15">When route is created or deleted in merge case all walid </text:span><text:span text:style-name="T15">xApp </text:span><text:span text:style-name="T15">a</text:span><text:span text:style-name="T14">ddresses (whole table) related to a particular E2 subscription are sent to Routing Manager.</text:span></text:p>
          </draw:text-box>
        </draw:frame>
        <draw:line draw:style-name="gr140" draw:text-style-name="P10" draw:layer="layout" svg:x1="8cm" svg:y1="4.4cm" svg:x2="5.6cm" svg:y2="5.4cm">
          <text:p/>
        </draw:line>
        <draw:line draw:style-name="gr140" draw:text-style-name="P10" draw:layer="layout" svg:x1="8cm" svg:y1="7cm" svg:x2="3.2cm" svg:y2="6.8cm">
          <text:p/>
        </draw:line>
        <presentation:notes draw:style-name="dp3">
          <office:forms form:automatic-focus="false" form:apply-design-mode="false"/>
          <draw:page-thumbnail draw:style-name="gr1" draw:layer="layout" svg:width="14.848cm" svg:height="11.136cm" svg:x="3.075cm" svg:y="2.257cm" draw:page-number="14" presentation:class="page"/>
          <draw:frame presentation:style-name="pr5"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e7fcc" draw:end-color="#a4c1ff" draw:start-intensity="100%" draw:end-intensity="100%" draw:angle="18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i" fo:country="FI"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i_20_ilman_20_täyttöä_20_ja_20_viivaa" style:display-name="Objekti ilman täyttöä ja viiva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_20_Slide" style:display-name="Title Slide" style:page-layout-name="PM1" draw:style-name="Mdp1">
      <office:forms form:automatic-focus="false" form:apply-design-mode="false"/>
      <draw:frame draw:name="Title 1" presentation:style-name="Mpr1" draw:text-style-name="MP6" draw:layer="backgroundobjects" svg:width="21.589cm" svg:height="4.082cm" svg:x="1.905cm" svg:y="5.918cm" presentation:class="title" presentation:user-transformed="true">
        <draw:text-box>
          <text:p text:style-name="MP5"><text:span text:style-name="MT2">Click </text:span><text:span text:style-name="MT2">to </text:span><text:span text:style-name="MT2">edit </text:span><text:span text:style-name="MT2">Maste</text:span><text:span text:style-name="MT2">r title </text:span><text:span text:style-name="MT2">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1-09-28">28.9.2021</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lt;numero&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6" draw:layer="backgroundobjects" svg:width="22.859cm" svg:height="3.174cm" svg:x="1.27cm" svg:y="0.763cm" presentation:class="title" presentation:user-transformed="true">
        <draw:text-box>
          <text:p text:style-name="MP5"><text:span text:style-name="MT2">Click </text:span><text:span text:style-name="MT2">to </text:span><text:span text:style-name="MT2">edit </text:span><text:span text:style-name="MT2">Maste</text:span><text:span text:style-name="MT2">r title </text:span><text:span text:style-name="MT2">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1-09-28">28.9.2021</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lt;numero&gt;</text:page-number></text:span></text:p>
        </draw:text-box>
      </draw:frame>
      <presentation:notes style:page-layout-name="PM2">
        <office:forms form:automatic-focus="false" form:apply-design-mode="false"/>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Routing needs in RIC</dc:title>
    <meta:initial-creator>Matti Hiltunen</meta:initial-creator>
    <meta:editing-cycles>72</meta:editing-cycles>
    <meta:creation-date>2019-04-02T13:15:13</meta:creation-date>
    <dc:date>2021-09-28T20:33:38.868453758</dc:date>
    <meta:editing-duration>P9DT3H17M29S</meta:editing-duration>
    <meta:generator>LibreOffice/6.0.7.3$Linux_X86_64 LibreOffice_project/00m0$Build-3</meta:generator>
    <meta:document-statistic meta:object-count="321"/>
    <meta:user-defined meta:name="AppVersion">12.0000</meta:user-defined>
    <meta:user-defined meta:name="Company">AT&amp;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4</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5</meta:user-defined>
  </office:meta>
</office:document-meta>
</file>